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1.19pt"/>
    </style:style>
    <style:style style:name="co16" style:family="table-column">
      <style:table-column-properties fo:break-before="auto" style:column-width="50.7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9.11pt" fo:break-before="auto" style:use-optimal-row-height="false"/>
    </style:style>
    <style:style style:name="ro5" style:family="table-row">
      <style:table-row-properties style:row-height="56.44pt" fo:break-before="auto" style:use-optimal-row-height="fals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40.51pt" fo:break-before="auto" style:use-optimal-row-height="false"/>
    </style:style>
    <style:style style:name="ro11" style:family="table-row">
      <style:table-row-properties style:row-height="27.01pt" fo:break-before="auto" style:use-optimal-row-height="false"/>
    </style:style>
    <style:style style:name="ro12" style:family="table-row">
      <style:table-row-properties style:row-height="12.76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HRowHeader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TL_20_HRowHeader">
      <style:table-cell-properties style:glyph-orientation-vertical="0" style:text-align-source="value-type" style:repeat-content="false" fo:wrap-option="no-wrap" style:direction="ltr" style:rotation-angle="0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TL_20_Data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ce26"/>
        <table:table-column table:style-name="co9" table:number-columns-repeated="3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11" table:default-cell-style-name="ce79"/>
        <table:table-column table:style-name="co10" table:default-cell-style-name="ce88"/>
        <table:table-column table:style-name="co11" table:number-columns-repeated="2" table:default-cell-style-name="ce88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229" table:default-cell-style-name="ce26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8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8"/>
          <table:covered-table-cell table:style-name="ce18"/>
          <table:table-cell table:style-name="ce45"/>
          <table:table-cell table:style-name="ce47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54"/>
          <table:table-cell table:style-name="ce61" office:value-type="string" calcext:value-type="string" table:number-columns-spanned="1" table:number-rows-spanned="4">
            <text:p>Tijdelijk aanwezige schepen</text:p>
          </table:table-cell>
          <table:table-cell table:style-name="ce64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64"/>
          <table:table-cell table:style-name="ce64" office:value-type="string" calcext:value-type="string" table:number-columns-spanned="2" table:number-rows-spanned="3">
            <text:p>Tijdelijk aanwezig</text:p>
          </table:table-cell>
          <table:covered-table-cell table:style-name="ce64"/>
          <table:table-cell table:style-name="ce72" office:value-type="string" calcext:value-type="string" table:number-columns-spanned="1" table:number-rows-spanned="4">
            <text:p>CBS nummer</text:p>
          </table:table-cell>
          <table:table-cell table:style-name="ce81" office:value-type="string" calcext:value-type="string" table:number-columns-spanned="1" table:number-rows-spanned="4">
            <text:p>Amsterdamse code</text:p>
          </table:table-cell>
          <table:table-cell table:style-name="ce81" office:value-type="string" calcext:value-type="string" table:number-columns-spanned="1" table:number-rows-spanned="4">
            <text:p>Grootteklasse</text:p>
          </table:table-cell>
          <table:table-cell table:style-name="ce92" office:value-type="string" calcext:value-type="string" table:number-columns-spanned="1" table:number-rows-spanned="4">
            <text:p>Provincie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100" office:value-type="string" calcext:value-type="string" table:number-columns-spanned="1" table:number-rows-spanned="4">
            <text:p>Tabel</text:p>
          </table:table-cell>
          <table:table-cell table:style-name="ce100" office:value-type="string" calcext:value-type="string" table:number-columns-spanned="1" table:number-rows-spanned="4">
            <text:p>Pagina</text:p>
          </table:table-cell>
          <table:table-cell table:style-name="ce109" office:value-type="string" calcext:value-type="string" table:number-columns-spanned="1" table:number-rows-spanned="4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number-columns-repeated="3" table:style-name="ce29"/>
          <table:covered-table-cell table:style-name="ce40"/>
          <table:table-cell table:style-name="ce45"/>
          <table:table-cell table:style-name="ce48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55"/>
          <table:table-cell table:style-name="ce56" office:value-type="string" calcext:value-type="string" table:number-columns-spanned="1" table:number-rows-spanned="3">
            <text:p>Bewoonde schepen</text:p>
          </table:table-cell>
          <table:covered-table-cell table:style-name="ce62"/>
          <table:table-cell table:style-name="ce19" office:value-type="string" calcext:value-type="string" table:number-columns-spanned="2" table:number-rows-spanned="2">
            <text:p>Bij de telling aan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ijdelijk af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number-columns-repeated="3" table:style-name="ce19"/>
          <table:covered-table-cell table:style-name="ce73"/>
          <table:covered-table-cell table:number-columns-repeated="2" table:style-name="ce82"/>
          <table:covered-table-cell table:style-name="ce93"/>
          <table:covered-table-cell table:number-columns-repeated="3" table:style-name="ce101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table:style-name="ce20" office:value-type="string" calcext:value-type="string" table:number-columns-spanned="1" table:number-rows-spanned="2">
            <text:p>Kom / Buiten de kom</text:p>
          </table:table-cell>
          <table:table-cell table:style-name="ce30" office:value-type="string" calcext:value-type="string" table:number-columns-spanned="1" table:number-rows-spanned="2">
            <text:p>Wijk</text:p>
          </table:table-cell>
          <table:table-cell table:style-name="ce30" office:value-type="string" calcext:value-type="string" table:number-columns-spanned="1" table:number-rows-spanned="2">
            <text:p>Soort plaats</text:p>
          </table:table-cell>
          <table:table-cell table:style-name="ce30" office:value-type="string" calcext:value-type="string" table:number-columns-spanned="1" table:number-rows-spanned="2">
            <text:p>Naam</text:p>
          </table:table-cell>
          <table:table-cell table:style-name="ce41" office:value-type="string" calcext:value-type="string" table:number-columns-spanned="1" table:number-rows-spanned="2">
            <text:p>Onderkomens</text:p>
          </table:table-cell>
          <table:table-cell table:style-name="ce45"/>
          <table:table-cell table:style-name="ce49" office:value-type="string" calcext:value-type="string" table:number-columns-spanned="1" table:number-rows-spanned="2">
            <text:p>Bewoond</text:p>
          </table:table-cell>
          <table:table-cell table:style-name="ce56" office:value-type="string" calcext:value-type="string" table:number-columns-spanned="1" table:number-rows-spanned="2">
            <text:p>Onbewoond</text:p>
          </table:table-cell>
          <table:table-cell table:style-name="ce56" office:value-type="string" calcext:value-type="string" table:number-columns-spanned="1" table:number-rows-spanned="2">
            <text:p>In aanbouw</text:p>
          </table:table-cell>
          <table:covered-table-cell table:style-name="ce60"/>
          <table:covered-table-cell table:style-name="ce62"/>
          <table:covered-table-cell table:number-columns-repeated="8" table:style-name="ce19"/>
          <table:covered-table-cell table:style-name="ce73"/>
          <table:covered-table-cell table:number-columns-repeated="2" table:style-name="ce82"/>
          <table:covered-table-cell table:style-name="ce93"/>
          <table:covered-table-cell table:number-columns-repeated="3" table:style-name="ce101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number-columns-repeated="3" table:style-name="ce30"/>
          <table:covered-table-cell table:style-name="ce41"/>
          <table:table-cell table:style-name="ce45"/>
          <table:covered-table-cell table:style-name="ce49"/>
          <table:covered-table-cell table:number-columns-repeated="3" table:style-name="ce56"/>
          <table:covered-table-cell table:style-name="ce63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covered-table-cell table:style-name="ce74"/>
          <table:covered-table-cell table:number-columns-repeated="2" table:style-name="ce83"/>
          <table:covered-table-cell table:style-name="ce94"/>
          <table:covered-table-cell table:number-columns-repeated="3" table:style-name="ce102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table:style-name="ce7" office:value-type="string" calcext:value-type="string" table:number-columns-spanned="1" table:number-rows-spanned="16">
            <text:p>Stad-Almelo</text:p>
          </table:table-cell>
          <table:table-cell table:style-name="ce21" office:value-type="string" calcext:value-type="string">
            <text:p>Kom</text:p>
          </table:table-cell>
          <table:table-cell table:style-name="ce31" office:value-type="string" calcext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table:style-name="ce50" office:value-type="float" office:value="173" calcext:value-type="float">
            <text:p>17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72" calcext:value-type="float">
            <text:p>372</text:p>
          </table:table-cell>
          <table:table-cell table:style-name="ce57" office:value-type="float" office:value="401" calcext:value-type="float">
            <text:p>401</text:p>
          </table:table-cell>
          <table:table-cell table:number-columns-repeated="2" table:style-name="ce57" office:value-type="float" office:value="13" calcext:value-type="float">
            <text:p>13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414" calcext:value-type="float">
            <text:p>414</text:p>
          </table:table-cell>
          <table:table-cell table:style-name="ce57" office:value-type="float" office:value="13" calcext:value-type="float">
            <text:p>13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1189" calcext:value-type="float">
            <text:p>1189</text:p>
          </table:table-cell>
          <table:table-cell table:style-name="ce85" office:value-type="float" office:value="11053" calcext:value-type="float">
            <text:p>11053</text:p>
          </table:table-cell>
          <table:table-cell table:style-name="ce85" office:value-type="float" office:value="3" calcext:value-type="float">
            <text:p>3</text:p>
          </table:table-cell>
          <table:table-cell table:style-name="ce95" office:value-type="string" calcext:value-type="string">
            <text:p>OV</text:p>
          </table:table-cell>
          <table:table-cell table:style-name="ce104" office:value-type="string" calcext:value-type="string">
            <text:p>VT_1889</text:p>
          </table:table-cell>
          <table:table-cell table:style-name="ce85" office:value-type="string" calcext:value-type="string">
            <text:p>06_H1</text:p>
          </table:table-cell>
          <table:table-cell table:style-name="ce85" office:value-type="float" office:value="2" calcext:value-type="float">
            <text:p>2</text:p>
          </table:table-cell>
          <table:table-cell table:style-name="ce95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1" office:value-type="float" office:value="202" calcext:value-type="float">
            <text:p>20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448" calcext:value-type="float">
            <text:p>44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46" calcext:value-type="float">
            <text:p>446</text:p>
          </table:table-cell>
          <table:table-cell table:style-name="ce58" office:value-type="float" office:value="462" calcext:value-type="float">
            <text:p>462</text:p>
          </table:table-cell>
          <table:table-cell table:style-name="ce58" office:value-type="float" office:value="31" calcext:value-type="float">
            <text:p>31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14" calcext:value-type="float">
            <text:p>21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89" calcext:value-type="float">
            <text:p>489</text:p>
          </table:table-cell>
          <table:table-cell table:style-name="ce58" office:value-type="float" office:value="510" calcext:value-type="float">
            <text:p>51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97" calcext:value-type="float">
            <text:p>497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 office:value-type="string" calcext:value-type="string">
            <text:p>Huis van bewaring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" calcext:value-type="float">
            <text:p>2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Weeshuis der Ned. Herv. Gem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0" calcext:value-type="float">
            <text:p>16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389" calcext:value-type="float">
            <text:p>389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 office:value-type="string" calcext:value-type="string">
            <text:p>St. Catharina-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. Anthon-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51" calcext:value-type="float">
            <text:p>25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571" calcext:value-type="float">
            <text:p>57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590" calcext:value-type="float">
            <text:p>590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 table:number-columns-repeated="2"/>
          <table:table-cell table:style-name="ce43" office:value-type="string" calcext:value-type="string">
            <text:p>Kazarne Kon. Marechausse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687" calcext:value-type="float">
            <text:p>68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39" calcext:value-type="float">
            <text:p>639</text:p>
          </table:table-cell>
          <table:table-cell table:style-name="ce58" office:value-type="float" office:value="703" calcext:value-type="float">
            <text:p>703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61" calcext:value-type="float">
            <text:p>36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875" calcext:value-type="float">
            <text:p>87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24" calcext:value-type="float">
            <text:p>824</text:p>
          </table:table-cell>
          <table:table-cell table:style-name="ce58" office:value-type="float" office:value="886" calcext:value-type="float">
            <text:p>88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table:number-columns-repeated="6"/>
          <table:table-cell table:style-name="ce58" office:value-type="float" office:value="61" calcext:value-type="float">
            <text:p>61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757" calcext:value-type="float">
            <text:p>1757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851" calcext:value-type="float">
            <text:p>3851</text:p>
          </table:table-cell>
          <table:table-cell table:style-name="ce58" office:value-type="float" office:value="4167" calcext:value-type="float">
            <text:p>4167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3987" calcext:value-type="float">
            <text:p>3987</text:p>
          </table:table-cell>
          <table:table-cell table:style-name="ce58" office:value-type="float" office:value="4282" calcext:value-type="float">
            <text:p>4282</text:p>
          </table:table-cell>
          <table:table-cell table:style-name="ce58" office:value-type="float" office:value="228" calcext:value-type="float">
            <text:p>228</text:p>
          </table:table-cell>
          <table:table-cell table:style-name="ce68" office:value-type="float" office:value="108" calcext:value-type="float">
            <text:p>108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3">
            <text:p><text:span text:style-name="T1">Ambt-Almelo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ateregg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lkshoek</text:p>
          </table:table-cell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table:number-columns-repeated="4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83" calcext:value-type="float">
            <text:p>183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85" calcext:value-type="float">
            <text:p>185</text:p>
          </table:table-cell>
          <table:table-cell table:style-name="ce58"/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omhoek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table:number-columns-repeated="4"/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ellinkhof</text:p>
          </table:table-cell>
          <table:table-cell table:style-name="ce43"/>
          <table:table-cell table:style-name="ce46"/>
          <table:table-cell table:style-name="ce52" office:value-type="float" office:value="360" calcext:value-type="float">
            <text:p>36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906" calcext:value-type="float">
            <text:p>906</text:p>
          </table:table-cell>
          <table:table-cell table:style-name="ce58" office:value-type="float" office:value="879" calcext:value-type="float">
            <text:p>87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31" calcext:value-type="float">
            <text:p>931</text:p>
          </table:table-cell>
          <table:table-cell table:style-name="ce58" office:value-type="float" office:value="893" calcext:value-type="float">
            <text:p>89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Aalderinkhoek</text:p>
          </table:table-cell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61" calcext:value-type="float">
            <text:p>161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Visschedijk</text:p>
          </table:table-cell>
          <table:table-cell table:style-name="ce43" office:value-type="string" calcext:value-type="string">
            <text:p>Het gesticht "de Goede Herder"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/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 table:number-columns-repeated="6"/>
          <table:table-cell table:style-name="ce58" office:value-type="float" office:value="39" calcext:value-type="float">
            <text:p>39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Schelfhorst</text:p>
          </table:table-cell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Kluppelshuizen</text:p>
          </table:table-cell>
          <table:table-cell table:style-name="ce46"/>
          <table:table-cell table:style-name="ce52" office:value-type="float" office:value="152" calcext:value-type="float">
            <text:p>15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68" calcext:value-type="float">
            <text:p>368</text:p>
          </table:table-cell>
          <table:table-cell table:style-name="ce58" office:value-type="float" office:value="358" calcext:value-type="float">
            <text:p>358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Krommendijk</text:p>
          </table:table-cell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Achterhoek</text:p>
          </table:table-cell>
          <table:table-cell table:style-name="ce46"/>
          <table:table-cell table:style-name="ce52" office:value-type="float" office:value="69" calcext:value-type="float">
            <text:p>6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22" calcext:value-type="float">
            <text:p>922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436" calcext:value-type="float">
            <text:p>2436</text:p>
          </table:table-cell>
          <table:table-cell table:style-name="ce58" office:value-type="float" office:value="2481" calcext:value-type="float">
            <text:p>2481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499" calcext:value-type="float">
            <text:p>2499</text:p>
          </table:table-cell>
          <table:table-cell table:style-name="ce58" office:value-type="float" office:value="2539" calcext:value-type="float">
            <text:p>2539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47" calcext:value-type="float">
            <text:p>47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Avereest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55" calcext:value-type="float">
            <text:p>355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8" calcext:value-type="float">
            <text:p>13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62" calcext:value-type="float">
            <text:p>26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604" calcext:value-type="float">
            <text:p>604</text:p>
          </table:table-cell>
          <table:table-cell table:style-name="ce58" office:value-type="float" office:value="624" calcext:value-type="float">
            <text:p>62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30" calcext:value-type="float">
            <text:p>630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56" calcext:value-type="float">
            <text:p>15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74" calcext:value-type="float">
            <text:p>374</text:p>
          </table:table-cell>
          <table:table-cell table:style-name="ce58" office:value-type="float" office:value="363" calcext:value-type="float">
            <text:p>363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29" calcext:value-type="float">
            <text:p>12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5" calcext:value-type="float">
            <text:p>8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edemsvaart</text:p>
          </table:table-cell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42" calcext:value-type="float">
            <text:p>14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96" calcext:value-type="float">
            <text:p>296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326" calcext:value-type="float">
            <text:p>326</text:p>
          </table:table-cell>
          <table:table-cell table:style-name="ce58" office:value-type="float" office:value="288" calcext:value-type="float">
            <text:p>288</text:p>
          </table:table-cell>
          <table:table-cell table:style-name="ce58"/>
          <table:table-cell table:style-name="ce68"/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1" calcext:value-type="float">
            <text:p>120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29" calcext:value-type="float">
            <text:p>2829</text:p>
          </table:table-cell>
          <table:table-cell table:style-name="ce58" office:value-type="float" office:value="2795" calcext:value-type="float">
            <text:p>2795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3244" calcext:value-type="float">
            <text:p>3244</text:p>
          </table:table-cell>
          <table:table-cell table:style-name="ce58" office:value-type="float" office:value="3100" calcext:value-type="float">
            <text:p>310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8"/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1" calcext:value-type="float">
            <text:p>120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29" calcext:value-type="float">
            <text:p>2829</text:p>
          </table:table-cell>
          <table:table-cell table:style-name="ce58" office:value-type="float" office:value="2795" calcext:value-type="float">
            <text:p>2795</text:p>
          </table:table-cell>
          <table:table-cell table:style-name="ce58" office:value-type="float" office:value="417" calcext:value-type="float">
            <text:p>417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3246" calcext:value-type="float">
            <text:p>3246</text:p>
          </table:table-cell>
          <table:table-cell table:style-name="ce58" office:value-type="float" office:value="3100" calcext:value-type="float">
            <text:p>310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Bathm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3" calcext:value-type="float">
            <text:p>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ortherhoek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6" calcext:value-type="float">
            <text:p>136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9" calcext:value-type="float">
            <text:p>139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Zuid-Loo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oo</text:p>
          </table:table-cell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3" calcext:value-type="float">
            <text:p>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45" calcext:value-type="float">
            <text:p>2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02" calcext:value-type="float">
            <text:p>602</text:p>
          </table:table-cell>
          <table:table-cell table:style-name="ce58" office:value-type="float" office:value="562" calcext:value-type="float">
            <text:p>56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612" calcext:value-type="float">
            <text:p>612</text:p>
          </table:table-cell>
          <table:table-cell table:style-name="ce58" office:value-type="float" office:value="574" calcext:value-type="float">
            <text:p>57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01" calcext:value-type="float">
            <text:p>701</text:p>
          </table:table-cell>
          <table:table-cell table:style-name="ce58" office:value-type="float" office:value="662" calcext:value-type="float">
            <text:p>662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<text:span text:style-name="T1">Blankenham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table:number-columns-repeated="4"/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3" calcext:value-type="float">
            <text:p>3</text:p>
          </table:table-cell>
          <table:table-cell table:style-name="ce11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lokzijl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ervormde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/>
          <table:table-cell table:style-name="ce68"/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621" calcext:value-type="float">
            <text:p>621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37" calcext:value-type="float">
            <text:p>637</text:p>
          </table:table-cell>
          <table:table-cell table:style-name="ce58" office:value-type="float" office:value="685" calcext:value-type="float">
            <text:p>685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812" calcext:value-type="float">
            <text:p>812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orn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Borne</text:p>
          </table:table-cell>
          <table:table-cell table:style-name="ce43"/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655" calcext:value-type="float">
            <text:p>655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68" calcext:value-type="float">
            <text:p>66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Zuid-Zenderen</text:p>
          </table:table-cell>
          <table:table-cell table:style-name="ce43"/>
          <table:table-cell table:style-name="ce46"/>
          <table:table-cell table:style-name="ce52" office:value-type="float" office:value="262" calcext:value-type="float">
            <text:p>26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66" calcext:value-type="float">
            <text:p>666</text:p>
          </table:table-cell>
          <table:table-cell table:style-name="ce58" office:value-type="float" office:value="643" calcext:value-type="float">
            <text:p>643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ornerbroek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ertme</text:p>
          </table:table-cell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Zenderen</text:p>
          </table:table-cell>
          <table:table-cell table:style-name="ce43" office:value-type="string" calcext:value-type="string">
            <text:p>Het klooster der EE. PP. Karmeliet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table:number-columns-repeated="3"/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looster der Religieusen Cammelissess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29" calcext:value-type="float">
            <text:p>429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655" calcext:value-type="float">
            <text:p>655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68" calcext:value-type="float">
            <text:p>66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3" calcext:value-type="float">
            <text:p>60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1472" calcext:value-type="float">
            <text:p>147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585" calcext:value-type="float">
            <text:p>1585</text:p>
          </table:table-cell>
          <table:table-cell table:style-name="ce58" office:value-type="float" office:value="1514" calcext:value-type="float">
            <text:p>1514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95" calcext:value-type="float">
            <text:p>89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15" calcext:value-type="float">
            <text:p>2215</text:p>
          </table:table-cell>
          <table:table-cell table:style-name="ce58" office:value-type="float" office:value="2127" calcext:value-type="float">
            <text:p>2127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277" calcext:value-type="float">
            <text:p>2277</text:p>
          </table:table-cell>
          <table:table-cell table:style-name="ce58" office:value-type="float" office:value="2182" calcext:value-type="float">
            <text:p>2182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Dalfs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8" calcext:value-type="float">
            <text:p>258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480" calcext:value-type="float">
            <text:p>480</text:p>
          </table:table-cell>
          <table:table-cell table:style-name="ce58" office:value-type="float" office:value="457" calcext:value-type="float">
            <text:p>45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469" calcext:value-type="float">
            <text:p>469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5" calcext:value-type="float">
            <text:p>25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563" calcext:value-type="float">
            <text:p>56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63" calcext:value-type="float">
            <text:p>663</text:p>
          </table:table-cell>
          <table:table-cell table:style-name="ce58" office:value-type="float" office:value="576" calcext:value-type="float">
            <text:p>57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58" table:number-columns-repeated="4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66" calcext:value-type="float">
            <text:p>6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5" calcext:value-type="float">
            <text:p>5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9" calcext:value-type="float">
            <text:p>10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46" calcext:value-type="float">
            <text:p>246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251" calcext:value-type="float">
            <text:p>25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table:number-columns-repeated="2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8"/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7" calcext:value-type="float">
            <text:p>87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59" calcext:value-type="float">
            <text:p>15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58" calcext:value-type="float">
            <text:p>258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82" calcext:value-type="float">
            <text:p>482</text:p>
          </table:table-cell>
          <table:table-cell table:style-name="ce58" office:value-type="float" office:value="460" calcext:value-type="float">
            <text:p>46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01" calcext:value-type="float">
            <text:p>501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6" calcext:value-type="float">
            <text:p>886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299" calcext:value-type="float">
            <text:p>2299</text:p>
          </table:table-cell>
          <table:table-cell table:style-name="ce58" office:value-type="float" office:value="1964" calcext:value-type="float">
            <text:p>1964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33" calcext:value-type="float">
            <text:p>2333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66" calcext:value-type="float">
            <text:p>6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44" calcext:value-type="float">
            <text:p>1144</text:p>
          </table:table-cell>
          <table:table-cell table:style-name="ce58" office:value-type="float" office:value="51" calcext:value-type="float">
            <text:p>5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81" calcext:value-type="float">
            <text:p>2781</text:p>
          </table:table-cell>
          <table:table-cell table:style-name="ce58" office:value-type="float" office:value="2424" calcext:value-type="float">
            <text:p>2424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834" calcext:value-type="float">
            <text:p>2834</text:p>
          </table:table-cell>
          <table:table-cell table:style-name="ce58" office:value-type="float" office:value="2472" calcext:value-type="float">
            <text:p>2472</text:p>
          </table:table-cell>
          <table:table-cell table:style-name="ce58" office:value-type="float" office:value="99" calcext:value-type="float">
            <text:p>99</text:p>
          </table:table-cell>
          <table:table-cell table:style-name="ce68" office:value-type="float" office:value="86" calcext:value-type="float">
            <text:p>8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Stad-Del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R. K. Liefd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60" calcext:value-type="float">
            <text:p>26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572" calcext:value-type="float">
            <text:p>57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272" calcext:value-type="float">
            <text:p>27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61" calcext:value-type="float">
            <text:p>26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582" calcext:value-type="float">
            <text:p>58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610" calcext:value-type="float">
            <text:p>610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272" calcext:value-type="float">
            <text:p>27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04" calcext:value-type="float">
            <text:p>404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830" calcext:value-type="float">
            <text:p>830</text:p>
          </table:table-cell>
          <table:table-cell table:style-name="ce58" office:value-type="float" office:value="854" calcext:value-type="float">
            <text:p>85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71" calcext:value-type="float">
            <text:p>871</text:p>
          </table:table-cell>
          <table:table-cell table:style-name="ce58" office:value-type="float" office:value="888" calcext:value-type="float">
            <text:p>888</text:p>
          </table:table-cell>
          <table:table-cell table:style-name="ce58" office:value-type="float" office:value="53" calcext:value-type="float">
            <text:p>53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<text:span text:style-name="T1">Ambt-Delden</text:span><text:span text:style-name="T2"> (Geen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ldeneresch</text:p>
          </table:table-cell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zelo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ldenerbroek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eldam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Wiene</text:p>
          </table:table-cell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Bentelo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ngevelde</text:p>
          </table:table-cell>
          <table:table-cell table:style-name="ce43"/>
          <table:table-cell table:style-name="ce46"/>
          <table:table-cell table:style-name="ce52" office:value-type="float" office:value="86" calcext:value-type="float">
            <text:p>8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7" calcext:value-type="float">
            <text:p>207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9" calcext:value-type="float">
            <text:p>5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3"/>
          <table:table-cell table:style-name="ce58" office:value-type="float" office:value="1459" calcext:value-type="float">
            <text:p>1459</text:p>
          </table:table-cell>
          <table:table-cell table:style-name="ce58" office:value-type="float" office:value="1334" calcext:value-type="float">
            <text:p>133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523" calcext:value-type="float">
            <text:p>1523</text:p>
          </table:table-cell>
          <table:table-cell table:style-name="ce58" office:value-type="float" office:value="1396" calcext:value-type="float">
            <text:p>1396</text:p>
          </table:table-cell>
          <table:table-cell table:style-name="ce58" office:value-type="float" office:value="50" calcext:value-type="float">
            <text:p>50</text:p>
          </table:table-cell>
          <table:table-cell table:style-name="ce68" office:value-type="float" office:value="51" calcext:value-type="float">
            <text:p>51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Denekamp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DD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Denekamp</text:p>
          </table:table-cell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D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Denekamp</text:p>
          </table:table-cell>
          <table:table-cell table:style-name="ce43"/>
          <table:table-cell table:style-name="ce46"/>
          <table:table-cell table:style-name="ce52" office:value-type="float" office:value="103" calcext:value-type="float">
            <text:p>10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ND</text:p>
          </table:table-cell>
          <table:table-cell table:style-name="ce32"/>
          <table:table-cell table:style-name="ce32" office:value-type="string" calcext:value-type="string">
            <text:p>Noord-Deurningen</text:p>
          </table:table-cell>
          <table:table-cell table:style-name="ce43" office:value-type="string" calcext:value-type="string">
            <text:p>St. Nicolaa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262" calcext:value-type="float">
            <text:p>26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Lattrop</text:p>
          </table:table-cell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reklenkamp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Tilligte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A</text:p>
          </table:table-cell>
          <table:table-cell table:style-name="ce32"/>
          <table:table-cell table:style-name="ce32" office:value-type="string" calcext:value-type="string">
            <text:p>Groot-Agelo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A</text:p>
          </table:table-cell>
          <table:table-cell table:style-name="ce32"/>
          <table:table-cell table:style-name="ce32" office:value-type="string" calcext:value-type="string">
            <text:p>Klein-Agelo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4" calcext:value-type="float">
            <text:p>7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5" calcext:value-type="float">
            <text:p>75</text:p>
          </table:table-cell>
          <table:table-cell table:style-name="ce58"/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N </text:p>
          </table:table-cell>
          <table:table-cell table:style-name="ce32"/>
          <table:table-cell table:style-name="ce32" office:value-type="string" calcext:value-type="string">
            <text:p>Nutter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OO</text:p>
          </table:table-cell>
          <table:table-cell table:style-name="ce32"/>
          <table:table-cell table:style-name="ce32" office:value-type="string" calcext:value-type="string">
            <text:p>Oude-Ootmarsum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35" calcext:value-type="float">
            <text:p>635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628" calcext:value-type="float">
            <text:p>1628</text:p>
          </table:table-cell>
          <table:table-cell table:style-name="ce58" office:value-type="float" office:value="1510" calcext:value-type="float">
            <text:p>1510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68" calcext:value-type="float">
            <text:p>1668</text:p>
          </table:table-cell>
          <table:table-cell table:style-name="ce58" office:value-type="float" office:value="1535" calcext:value-type="float">
            <text:p>1535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10" calcext:value-type="float">
            <text:p>810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3"/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1840" calcext:value-type="float">
            <text:p>1840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876" calcext:value-type="float">
            <text:p>1876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7">
            <text:p>Deventer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De Militaire gebouw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58" office:value-type="float" office:value="399" calcext:value-type="float">
            <text:p>39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7" calcext:value-type="float">
            <text:p>167</text:p>
          </table:table-cell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rankzinnigengesticht (gedeeltelijk)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table:number-columns-repeated="2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Groote- en Voorster-Gasthui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55" calcext:value-type="float">
            <text:p>15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Geertruiden-Gasthuis of Ziek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Oude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Jurriëns-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" calcext:value-type="float">
            <text:p>1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cherf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De Weerd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Jozefsgesticht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Wanningshuis</text:p>
          </table:table-cell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5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eizers- of Jordensplaat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rafgevangen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ostschool-Roozendaal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ostschool-Man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232" calcext:value-type="float">
            <text:p>4232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9741" calcext:value-type="float">
            <text:p>9741</text:p>
          </table:table-cell>
          <table:table-cell table:style-name="ce58" office:value-type="float" office:value="10325" calcext:value-type="float">
            <text:p>10325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10168" calcext:value-type="float">
            <text:p>10168</text:p>
          </table:table-cell>
          <table:table-cell table:style-name="ce58" office:value-type="float" office:value="10624" calcext:value-type="float">
            <text:p>10624</text:p>
          </table:table-cell>
          <table:table-cell table:style-name="ce58" office:value-type="float" office:value="262" calcext:value-type="float">
            <text:p>262</text:p>
          </table:table-cell>
          <table:table-cell table:style-name="ce68" office:value-type="float" office:value="285" calcext:value-type="float">
            <text:p>285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Het Krankzinnigengesticht (overige deel)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6" calcext:value-type="float">
            <text:p>126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3" calcext:value-type="float">
            <text:p>33</text:p>
          </table:table-cell>
          <table:table-cell table:style-name="ce58" table:number-columns-repeated="6"/>
          <table:table-cell table:style-name="ce58" office:value-type="float" office:value="84" calcext:value-type="float">
            <text:p>84</text:p>
          </table:table-cell>
          <table:table-cell table:style-name="ce68" office:value-type="float" office:value="61" calcext:value-type="float">
            <text:p>61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257" calcext:value-type="float">
            <text:p>4257</text:p>
          </table:table-cell>
          <table:table-cell table:style-name="ce58" office:value-type="float" office:value="127" calcext:value-type="float">
            <text:p>127</text:p>
          </table:table-cell>
          <table:table-cell table:number-columns-repeated="2"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398" calcext:value-type="float">
            <text:p>10398</text:p>
          </table:table-cell>
          <table:table-cell table:style-name="ce58" office:value-type="float" office:value="10848" calcext:value-type="float">
            <text:p>10848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10919" calcext:value-type="float">
            <text:p>10919</text:p>
          </table:table-cell>
          <table:table-cell table:style-name="ce58" office:value-type="float" office:value="11161" calcext:value-type="float">
            <text:p>11161</text:p>
          </table:table-cell>
          <table:table-cell table:style-name="ce58" office:value-type="float" office:value="489" calcext:value-type="float">
            <text:p>489</text:p>
          </table:table-cell>
          <table:table-cell table:style-name="ce68" office:value-type="float" office:value="336" calcext:value-type="float">
            <text:p>336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7" calcext:value-type="float">
            <text:p>107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64" calcext:value-type="float">
            <text:p>64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64" calcext:value-type="float">
            <text:p>4364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58" office:value-type="float" office:value="628" calcext:value-type="float">
            <text:p>628</text:p>
          </table:table-cell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11363" calcext:value-type="float">
            <text:p>11363</text:p>
          </table:table-cell>
          <table:table-cell table:style-name="ce58" office:value-type="float" office:value="11541" calcext:value-type="float">
            <text:p>11541</text:p>
          </table:table-cell>
          <table:table-cell table:style-name="ce58" office:value-type="float" office:value="578" calcext:value-type="float">
            <text:p>578</text:p>
          </table:table-cell>
          <table:table-cell table:style-name="ce68" office:value-type="float" office:value="400" calcext:value-type="float">
            <text:p>40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64" calcext:value-type="float">
            <text:p>4364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11369" calcext:value-type="float">
            <text:p>11369</text:p>
          </table:table-cell>
          <table:table-cell table:style-name="ce58" office:value-type="float" office:value="11545" calcext:value-type="float">
            <text:p>11545</text:p>
          </table:table-cell>
          <table:table-cell table:style-name="ce58" office:value-type="float" office:value="578" calcext:value-type="float">
            <text:p>578</text:p>
          </table:table-cell>
          <table:table-cell table:style-name="ce68" office:value-type="float" office:value="400" calcext:value-type="float">
            <text:p>40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Diepenheim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Stedeke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Markvelde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chipbee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erspel</text:p>
          </table:table-cell>
          <table:table-cell table:style-name="ce43"/>
          <table:table-cell table:style-name="ce46"/>
          <table:table-cell table:style-name="ce52" office:value-type="float" office:value="85" calcext:value-type="float">
            <text:p>8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5" calcext:value-type="float">
            <text:p>16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397" calcext:value-type="float">
            <text:p>397</text:p>
          </table:table-cell>
          <table:table-cell table:number-columns-repeated="2" table:style-name="ce58" office:value-type="float" office:value="16" calcext:value-type="float">
            <text:p>16</text:p>
          </table:table-cell>
          <table:table-cell table:style-name="ce58" office:value-type="float" office:value="466" calcext:value-type="float">
            <text:p>466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0" calcext:value-type="float">
            <text:p>31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84" calcext:value-type="float">
            <text:p>784</text:p>
          </table:table-cell>
          <table:table-cell table:style-name="ce58" office:value-type="float" office:value="734" calcext:value-type="float">
            <text:p>73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756" calcext:value-type="float">
            <text:p>756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Diepenve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Dorp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Rande</text:p>
          </table:table-cell>
          <table:table-cell table:style-name="ce43"/>
          <table:table-cell table:style-name="ce46"/>
          <table:table-cell table:style-name="ce52" office:value-type="float" office:value="107" calcext:value-type="float">
            <text:p>107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57" calcext:value-type="float">
            <text:p>257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joene</text:p>
          </table:table-cell>
          <table:table-cell table:style-name="ce43"/>
          <table:table-cell table:style-name="ce46"/>
          <table:table-cell table:style-name="ce52" office:value-type="float" office:value="47" calcext:value-type="float">
            <text:p>4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Averlo</text:p>
          </table:table-cell>
          <table:table-cell table:style-name="ce43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Frieswijk</text:p>
          </table:table-cell>
          <table:table-cell table:style-name="ce43" office:value-type="string" calcext:value-type="string">
            <text:p>Tappistenklooster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iele</text:p>
          </table:table-cell>
          <table:table-cell table:style-name="ce43"/>
          <table:table-cell table:style-name="ce46"/>
          <table:table-cell table:style-name="ce52" office:value-type="float" office:value="99" calcext:value-type="float">
            <text:p>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orgele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86" calcext:value-type="float">
            <text:p>18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x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Colmschate</text:p>
          </table:table-cell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teringen</text:p>
          </table:table-cell>
          <table:table-cell table:style-name="ce43"/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8" calcext:value-type="float">
            <text:p>138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ettele</text:p>
          </table:table-cell>
          <table:table-cell table:style-name="ce43"/>
          <table:table-cell table:style-name="ce46"/>
          <table:table-cell table:style-name="ce52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inde</text:p>
          </table:table-cell>
          <table:table-cell table:style-name="ce43"/>
          <table:table-cell table:style-name="ce46"/>
          <table:table-cell table:style-name="ce52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52" calcext:value-type="float">
            <text:p>15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kkenbroek</text:p>
          </table:table-cell>
          <table:table-cell table:style-name="ce43"/>
          <table:table-cell table:style-name="ce46"/>
          <table:table-cell table:style-name="ce52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10" calcext:value-type="float">
            <text:p>71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907" calcext:value-type="float">
            <text:p>1907</text:p>
          </table:table-cell>
          <table:table-cell table:style-name="ce58" office:value-type="float" office:value="1727" calcext:value-type="float">
            <text:p>1727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942" calcext:value-type="float">
            <text:p>1942</text:p>
          </table:table-cell>
          <table:table-cell table:style-name="ce58" office:value-type="float" office:value="1771" calcext:value-type="float">
            <text:p>1771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42" calcext:value-type="float">
            <text:p>742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980" calcext:value-type="float">
            <text:p>1980</text:p>
          </table:table-cell>
          <table:table-cell table:style-name="ce58" office:value-type="float" office:value="1799" calcext:value-type="float">
            <text:p>1799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845" calcext:value-type="float">
            <text:p>1845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Enschedé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R. C. Ziek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9" calcext:value-type="float">
            <text:p>28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Larink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12" calcext:value-type="float">
            <text:p>412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36" calcext:value-type="float">
            <text:p>1036</text:p>
          </table:table-cell>
          <table:table-cell table:style-name="ce58" office:value-type="float" office:value="1029" calcext:value-type="float">
            <text:p>1029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083" calcext:value-type="float">
            <text:p>1083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Ned. Herv.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19" calcext:value-type="float">
            <text:p>419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3"/>
          <table:table-cell table:style-name="ce58" office:value-type="float" office:value="1019" calcext:value-type="float">
            <text:p>1019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57" calcext:value-type="float">
            <text:p>1057</text:p>
          </table:table-cell>
          <table:table-cell table:style-name="ce58" office:value-type="float" office:value="1059" calcext:value-type="float">
            <text:p>1059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Oudemannen- en vrouwen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62" calcext:value-type="float">
            <text:p>56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5" calcext:value-type="float">
            <text:p>4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89" calcext:value-type="float">
            <text:p>289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5" calcext:value-type="float">
            <text:p>27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93" calcext:value-type="float">
            <text:p>793</text:p>
          </table:table-cell>
          <table:table-cell table:style-name="ce58" office:value-type="float" office:value="775" calcext:value-type="float">
            <text:p>77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383" calcext:value-type="float">
            <text:p>1383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404" calcext:value-type="float">
            <text:p>1404</text:p>
          </table:table-cell>
          <table:table-cell table:style-name="ce58" office:value-type="float" office:value="1442" calcext:value-type="float">
            <text:p>1442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3" calcext:value-type="float">
            <text:p>113</text:p>
          </table:table-cell>
          <table:table-cell table:style-name="ce58" table:number-columns-repeated="4"/>
          <table:table-cell table:style-name="ce58" office:value-type="float" office:value="1115" calcext:value-type="float">
            <text:p>1115</text:p>
          </table:table-cell>
          <table:table-cell table:style-name="ce58" office:value-type="float" office:value="1064" calcext:value-type="float">
            <text:p>1064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137" calcext:value-type="float">
            <text:p>1137</text:p>
          </table:table-cell>
          <table:table-cell table:style-name="ce58" office:value-type="float" office:value="1075" calcext:value-type="float">
            <text:p>107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91" calcext:value-type="float">
            <text:p>691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698" calcext:value-type="float">
            <text:p>698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682" calcext:value-type="float">
            <text:p>2682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340" calcext:value-type="float">
            <text:p>3340</text:p>
          </table:table-cell>
          <table:table-cell table:style-name="ce58" office:value-type="float" office:value="3600" calcext:value-type="float">
            <text:p>3600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3487" calcext:value-type="float">
            <text:p>3487</text:p>
          </table:table-cell>
          <table:table-cell table:style-name="ce58" office:value-type="float" office:value="3693" calcext:value-type="float">
            <text:p>3693</text:p>
          </table:table-cell>
          <table:table-cell table:style-name="ce58" office:value-type="float" office:value="74" calcext:value-type="float">
            <text:p>74</text:p>
          </table:table-cell>
          <table:table-cell table:style-name="ce68" office:value-type="float" office:value="65" calcext:value-type="float">
            <text:p>6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4" calcext:value-type="float">
            <text:p>30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982" calcext:value-type="float">
            <text:p>3982</text:p>
          </table:table-cell>
          <table:table-cell table:style-name="ce58" office:value-type="float" office:value="3974" calcext:value-type="float">
            <text:p>397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039" calcext:value-type="float">
            <text:p>4039</text:p>
          </table:table-cell>
          <table:table-cell table:style-name="ce58" office:value-type="float" office:value="4003" calcext:value-type="float">
            <text:p>4003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86" calcext:value-type="float">
            <text:p>298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7322" calcext:value-type="float">
            <text:p>7322</text:p>
          </table:table-cell>
          <table:table-cell table:style-name="ce58" office:value-type="float" office:value="7574" calcext:value-type="float">
            <text:p>757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7526" calcext:value-type="float">
            <text:p>7526</text:p>
          </table:table-cell>
          <table:table-cell table:style-name="ce58" office:value-type="float" office:value="7696" calcext:value-type="float">
            <text:p>7696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86" calcext:value-type="float">
            <text:p>298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7322" calcext:value-type="float">
            <text:p>7322</text:p>
          </table:table-cell>
          <table:table-cell table:style-name="ce58" office:value-type="float" office:value="7574" calcext:value-type="float">
            <text:p>7574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7530" calcext:value-type="float">
            <text:p>7530</text:p>
          </table:table-cell>
          <table:table-cell table:style-name="ce58" office:value-type="float" office:value="7699" calcext:value-type="float">
            <text:p>7699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Genemui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Diaconie-Armwerk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16" calcext:value-type="float">
            <text:p>21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02" calcext:value-type="float">
            <text:p>502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481" calcext:value-type="float">
            <text:p>481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2" calcext:value-type="float">
            <text:p>16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4" calcext:value-type="float">
            <text:p>524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09" calcext:value-type="float">
            <text:p>1209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32" calcext:value-type="float">
            <text:p>1232</text:p>
          </table:table-cell>
          <table:table-cell table:style-name="ce58" office:value-type="float" office:value="1196" calcext:value-type="float">
            <text:p>1196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6" calcext:value-type="float">
            <text:p>606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1379" calcext:value-type="float">
            <text:p>1379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466" calcext:value-type="float">
            <text:p>1466</text:p>
          </table:table-cell>
          <table:table-cell table:style-name="ce58" office:value-type="float" office:value="1421" calcext:value-type="float">
            <text:p>1421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Giethoor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310" calcext:value-type="float">
            <text:p>3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7" calcext:value-type="float">
            <text:p>9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3" calcext:value-type="float">
            <text:p>12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5" calcext:value-type="float">
            <text:p>15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9" calcext:value-type="float">
            <text:p>31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609" calcext:value-type="float">
            <text:p>6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74" calcext:value-type="float">
            <text:p>474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897" calcext:value-type="float">
            <text:p>89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45" calcext:value-type="float">
            <text:p>1045</text:p>
          </table:table-cell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oor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Stad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161" calcext:value-type="float">
            <text:p>11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1198" calcext:value-type="float">
            <text:p>1198</text:p>
          </table:table-cell>
          <table:table-cell table:style-name="ce58" office:value-type="float" office:value="47" calcext:value-type="float">
            <text:p>47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161" calcext:value-type="float">
            <text:p>11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1198" calcext:value-type="float">
            <text:p>1198</text:p>
          </table:table-cell>
          <table:table-cell table:style-name="ce58" office:value-type="float" office:value="47" calcext:value-type="float">
            <text:p>47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16" calcext:value-type="float">
            <text:p>616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1369" calcext:value-type="float">
            <text:p>1369</text:p>
          </table:table-cell>
          <table:table-cell table:style-name="ce58" office:value-type="float" office:value="1380" calcext:value-type="float">
            <text:p>138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420" calcext:value-type="float">
            <text:p>1420</text:p>
          </table:table-cell>
          <table:table-cell table:style-name="ce58" office:value-type="float" office:value="1426" calcext:value-type="float">
            <text:p>1426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44" calcext:value-type="float">
            <text:p>44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rafhors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Grams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ne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94" calcext:value-type="float">
            <text:p>294</text:p>
          </table:table-cell>
          <table:table-cell table:style-name="ce58" office:value-type="float" office:value="241" calcext:value-type="float">
            <text:p>241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Anerve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olthon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85" calcext:value-type="float">
            <text:p>85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Holthene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Den Velde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Loozen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Anevelde</text:p>
          </table:table-cell>
          <table:table-cell table:style-name="ce43"/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33" calcext:value-type="float">
            <text:p>33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e Krim</text:p>
          </table:table-cell>
          <table:table-cell table:style-name="ce43"/>
          <table:table-cell table:style-name="ce46"/>
          <table:table-cell table:style-name="ce52" office:value-type="float" office:value="223" calcext:value-type="float">
            <text:p>2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number-columns-repeated="2" table:style-name="ce58" office:value-type="float" office:value="583" calcext:value-type="float">
            <text:p>58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587" calcext:value-type="float">
            <text:p>587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4" calcext:value-type="float">
            <text:p>514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36" calcext:value-type="float">
            <text:p>1436</text:p>
          </table:table-cell>
          <table:table-cell table:style-name="ce58" office:value-type="float" office:value="1312" calcext:value-type="float">
            <text:p>1312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504" calcext:value-type="float">
            <text:p>1504</text:p>
          </table:table-cell>
          <table:table-cell table:style-name="ce58" office:value-type="float" office:value="1356" calcext:value-type="float">
            <text:p>1356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22" calcext:value-type="float">
            <text:p>622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700" calcext:value-type="float">
            <text:p>1700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778" calcext:value-type="float">
            <text:p>1778</text:p>
          </table:table-cell>
          <table:table-cell table:style-name="ce58" office:value-type="float" office:value="1604" calcext:value-type="float">
            <text:p>1604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40" calcext:value-type="float">
            <text:p>40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22" calcext:value-type="float">
            <text:p>622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700" calcext:value-type="float">
            <text:p>1700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779" calcext:value-type="float">
            <text:p>1779</text:p>
          </table:table-cell>
          <table:table-cell table:style-name="ce58" office:value-type="float" office:value="1604" calcext:value-type="float">
            <text:p>1604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40" calcext:value-type="float">
            <text:p>40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Haaks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23" calcext:value-type="float">
            <text:p>623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41" calcext:value-type="float">
            <text:p>341</text:p>
          </table:table-cell>
          <table:table-cell table:number-columns-repeated="2" table:style-name="ce58" office:value-type="float" office:value="9" calcext:value-type="float">
            <text:p>9</text:p>
          </table:table-cell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38" calcext:value-type="float">
            <text:p>438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298" calcext:value-type="float">
            <text:p>298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table:style-name="ce52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Buurze</text:p>
          </table:table-cell>
          <table:table-cell table:style-name="ce43"/>
          <table:table-cell table:style-name="ce46"/>
          <table:table-cell table:style-name="ce52" office:value-type="float" office:value="140" calcext:value-type="float">
            <text:p>14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92" calcext:value-type="float">
            <text:p>392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23" calcext:value-type="float">
            <text:p>623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89" calcext:value-type="float">
            <text:p>689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3"/>
          <table:table-cell table:style-name="ce58" office:value-type="float" office:value="1794" calcext:value-type="float">
            <text:p>1794</text:p>
          </table:table-cell>
          <table:table-cell table:style-name="ce58" office:value-type="float" office:value="1662" calcext:value-type="float">
            <text:p>1662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846" calcext:value-type="float">
            <text:p>1846</text:p>
          </table:table-cell>
          <table:table-cell table:style-name="ce58" office:value-type="float" office:value="1708" calcext:value-type="float">
            <text:p>1708</text:p>
          </table:table-cell>
          <table:table-cell table:style-name="ce58" office:value-type="float" office:value="66" calcext:value-type="float">
            <text:p>66</text:p>
          </table:table-cell>
          <table:table-cell table:style-name="ce68" office:value-type="float" office:value="89" calcext:value-type="float">
            <text:p>89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00" calcext:value-type="float">
            <text:p>100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417" calcext:value-type="float">
            <text:p>2417</text:p>
          </table:table-cell>
          <table:table-cell table:style-name="ce58" office:value-type="float" office:value="2323" calcext:value-type="float">
            <text:p>23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2491" calcext:value-type="float">
            <text:p>2491</text:p>
          </table:table-cell>
          <table:table-cell table:style-name="ce58" office:value-type="float" office:value="2382" calcext:value-type="float">
            <text:p>2382</text:p>
          </table:table-cell>
          <table:table-cell table:style-name="ce58" office:value-type="float" office:value="84" calcext:value-type="float">
            <text:p>84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Den Ham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Magele</text:p>
          </table:table-cell>
          <table:table-cell table:style-name="ce43"/>
          <table:table-cell table:style-name="ce46"/>
          <table:table-cell table:style-name="ce52" office:value-type="float" office:value="235" calcext:value-type="float">
            <text:p>23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44" calcext:value-type="float">
            <text:p>544</text:p>
          </table:table-cell>
          <table:table-cell table:style-name="ce58" office:value-type="float" office:value="506" calcext:value-type="float">
            <text:p>50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57" calcext:value-type="float">
            <text:p>557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52" calcext:value-type="float">
            <text:p>52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Lin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De Meer</text:p>
          </table:table-cell>
          <table:table-cell table:style-name="ce43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Vroomschoop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32" calcext:value-type="float">
            <text:p>932</text:p>
          </table:table-cell>
          <table:table-cell table:style-name="ce58" office:value-type="float" office:value="829" calcext:value-type="float">
            <text:p>8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60" calcext:value-type="float">
            <text:p>960</text:p>
          </table:table-cell>
          <table:table-cell table:style-name="ce58" office:value-type="float" office:value="837" calcext:value-type="float">
            <text:p>837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30" calcext:value-type="float">
            <text:p>730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23" calcext:value-type="float">
            <text:p>1923</text:p>
          </table:table-cell>
          <table:table-cell table:style-name="ce58" office:value-type="float" office:value="1742" calcext:value-type="float">
            <text:p>1742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005" calcext:value-type="float">
            <text:p>2005</text:p>
          </table:table-cell>
          <table:table-cell table:style-name="ce58" office:value-type="float" office:value="1786" calcext:value-type="float">
            <text:p>1786</text:p>
          </table:table-cell>
          <table:table-cell table:style-name="ce58" office:value-type="float" office:value="145" calcext:value-type="float">
            <text:p>145</text:p>
          </table:table-cell>
          <table:table-cell table:style-name="ce68" office:value-type="float" office:value="104" calcext:value-type="float">
            <text:p>104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58" calcext:value-type="float">
            <text:p>858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53" calcext:value-type="float">
            <text:p>225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348" calcext:value-type="float">
            <text:p>2348</text:p>
          </table:table-cell>
          <table:table-cell table:style-name="ce58" office:value-type="float" office:value="2122" calcext:value-type="float">
            <text:p>2122</text:p>
          </table:table-cell>
          <table:table-cell table:style-name="ce58" office:value-type="float" office:value="156" calcext:value-type="float">
            <text:p>156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58" calcext:value-type="float">
            <text:p>858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53" calcext:value-type="float">
            <text:p>225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2350" calcext:value-type="float">
            <text:p>2350</text:p>
          </table:table-cell>
          <table:table-cell table:style-name="ce58" office:value-type="float" office:value="2125" calcext:value-type="float">
            <text:p>2125</text:p>
          </table:table-cell>
          <table:table-cell table:style-name="ce58" office:value-type="float" office:value="156" calcext:value-type="float">
            <text:p>156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Stad-Hardenberg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9" calcext:value-type="float">
            <text:p>16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9" calcext:value-type="float">
            <text:p>16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2" calcext:value-type="float">
            <text:p>302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06" calcext:value-type="float">
            <text:p>706</text:p>
          </table:table-cell>
          <table:table-cell table:style-name="ce58" office:value-type="float" office:value="633" calcext:value-type="float">
            <text:p>63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33" calcext:value-type="float">
            <text:p>733</text:p>
          </table:table-cell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2">
            <text:p><text:span text:style-name="T1">Ambt-Hardenberg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Heemse</text:p>
          </table:table-cell>
          <table:table-cell table:style-name="ce43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rucht</text:p>
          </table:table-cell>
          <table:table-cell table:style-name="ce43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ergentheim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87" calcext:value-type="float">
            <text:p>387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table:number-columns-repeated="6"/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Sibculo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Kloosterhaar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Diffelen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Rheeze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table:number-columns-repeated="4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aalder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table:number-columns-repeated="4"/>
          <table:table-cell table:number-columns-repeated="2" table:style-name="ce58" office:value-type="float" office:value="111" calcext:value-type="float">
            <text:p>1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Radewijk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3" calcext:value-type="float">
            <text:p>2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Venebrugge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L </text:p>
          </table:table-cell>
          <table:table-cell table:style-name="ce32"/>
          <table:table-cell table:style-name="ce32" office:value-type="string" calcext:value-type="string">
            <text:p>Collendoorn</text:p>
          </table:table-cell>
          <table:table-cell table:style-name="ce43"/>
          <table:table-cell table:style-name="ce46"/>
          <table:table-cell table:style-name="ce52" office:value-type="float" office:value="35" calcext:value-type="float">
            <text:p>3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Collendoornnerveen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7" calcext:value-type="float">
            <text:p>4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Heemserveen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O</text:p>
          </table:table-cell>
          <table:table-cell table:style-name="ce32"/>
          <table:table-cell table:style-name="ce32" office:value-type="string" calcext:value-type="string">
            <text:p>Rheezerveen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P</text:p>
          </table:table-cell>
          <table:table-cell table:style-name="ce32"/>
          <table:table-cell table:style-name="ce32" office:value-type="string" calcext:value-type="string">
            <text:p>Dedemsvaart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4" calcext:value-type="float">
            <text:p>2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15" calcext:value-type="float">
            <text:p>615</text:p>
          </table:table-cell>
          <table:table-cell table:style-name="ce58" office:value-type="float" office:value="556" calcext:value-type="float">
            <text:p>55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39" calcext:value-type="float">
            <text:p>639</text:p>
          </table:table-cell>
          <table:table-cell table:style-name="ce58" office:value-type="float" office:value="572" calcext:value-type="float">
            <text:p>572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Q</text:p>
          </table:table-cell>
          <table:table-cell table:style-name="ce32"/>
          <table:table-cell table:style-name="ce32" office:value-type="string" calcext:value-type="string">
            <text:p>Lutten</text:p>
          </table:table-cell>
          <table:table-cell table:style-name="ce43"/>
          <table:table-cell table:style-name="ce46"/>
          <table:table-cell table:style-name="ce52" office:value-type="float" office:value="117" calcext:value-type="float">
            <text:p>11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73" calcext:value-type="float">
            <text:p>27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string" calcext:value-type="string">
            <text:p>Slagharen</text:p>
          </table:table-cell>
          <table:table-cell table:style-name="ce43"/>
          <table:table-cell table:style-name="ce46"/>
          <table:table-cell table:style-name="ce52" office:value-type="float" office:value="387" calcext:value-type="float">
            <text:p>38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979" calcext:value-type="float">
            <text:p>979</text:p>
          </table:table-cell>
          <table:table-cell table:style-name="ce58" office:value-type="float" office:value="910" calcext:value-type="float">
            <text:p>910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7" calcext:value-type="float">
            <text:p>1007</text:p>
          </table:table-cell>
          <table:table-cell table:style-name="ce58" office:value-type="float" office:value="914" calcext:value-type="float">
            <text:p>914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05" calcext:value-type="float">
            <text:p>1605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112" calcext:value-type="float">
            <text:p>4112</text:p>
          </table:table-cell>
          <table:table-cell table:style-name="ce58" office:value-type="float" office:value="3669" calcext:value-type="float">
            <text:p>3669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4340" calcext:value-type="float">
            <text:p>4340</text:p>
          </table:table-cell>
          <table:table-cell table:style-name="ce58" office:value-type="float" office:value="3837" calcext:value-type="float">
            <text:p>3837</text:p>
          </table:table-cell>
          <table:table-cell table:style-name="ce58" office:value-type="float" office:value="305" calcext:value-type="float">
            <text:p>305</text:p>
          </table:table-cell>
          <table:table-cell table:style-name="ce68" office:value-type="float" office:value="223" calcext:value-type="float">
            <text:p>22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assel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8" calcext:value-type="float">
            <text:p>14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Armen- en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59" calcext:value-type="float">
            <text:p>159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7" calcext:value-type="float">
            <text:p>17</text:p>
          </table:table-cell>
          <table:table-cell table:style-name="ce58" table:number-columns-repeated="6"/>
          <table:table-cell table:style-name="ce58" office:value-type="float" office:value="52" calcext:value-type="float">
            <text:p>52</text:p>
          </table:table-cell>
          <table:table-cell table:style-name="ce68" office:value-type="float" office:value="33" calcext:value-type="float">
            <text:p>33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9" calcext:value-type="float">
            <text:p>439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981" calcext:value-type="float">
            <text:p>981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22" calcext:value-type="float">
            <text:p>1022</text:p>
          </table:table-cell>
          <table:table-cell table:style-name="ce58" office:value-type="float" office:value="983" calcext:value-type="float">
            <text:p>983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2" table:style-name="ce58" office:value-type="float" office:value="109" calcext:value-type="float">
            <text:p>109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55" calcext:value-type="float">
            <text:p>55</text:p>
          </table:table-cell>
          <table:table-cell table:style-name="ce68" office:value-type="float" office:value="35" calcext:value-type="float">
            <text:p>35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57" calcext:value-type="float">
            <text:p>45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90" calcext:value-type="float">
            <text:p>1090</text:p>
          </table:table-cell>
          <table:table-cell table:style-name="ce58" office:value-type="float" office:value="1076" calcext:value-type="float">
            <text:p>1076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55" calcext:value-type="float">
            <text:p>1255</text:p>
          </table:table-cell>
          <table:table-cell table:style-name="ce58" office:value-type="float" office:value="1195" calcext:value-type="float">
            <text:p>1195</text:p>
          </table:table-cell>
          <table:table-cell table:style-name="ce58" office:value-type="float" office:value="75" calcext:value-type="float">
            <text:p>75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57" calcext:value-type="float">
            <text:p>45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90" calcext:value-type="float">
            <text:p>1090</text:p>
          </table:table-cell>
          <table:table-cell table:style-name="ce58" office:value-type="float" office:value="1076" calcext:value-type="float">
            <text:p>1076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256" calcext:value-type="float">
            <text:p>1256</text:p>
          </table:table-cell>
          <table:table-cell table:style-name="ce58" office:value-type="float" office:value="1196" calcext:value-type="float">
            <text:p>1196</text:p>
          </table:table-cell>
          <table:table-cell table:style-name="ce58" office:value-type="float" office:value="75" calcext:value-type="float">
            <text:p>75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Heino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ollenhoek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Veldhoe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andsteeg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Den Brink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93" calcext:value-type="float">
            <text:p>93</text:p>
          </table:table-cell>
          <table:table-cell table:style-name="ce58" table:number-columns-repeated="2"/>
          <table:table-cell table:number-columns-repeated="2" table:style-name="ce58" office:value-type="float" office:value="93" calcext:value-type="float">
            <text:p>9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iederholthuis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Den Alerdinck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Zandsteeg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t Moer</text:p>
          </table:table-cell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35" calcext:value-type="float">
            <text:p>13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Veldhoek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1" calcext:value-type="float">
            <text:p>7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0" calcext:value-type="float">
            <text:p>3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26" calcext:value-type="float">
            <text:p>826</text:p>
          </table:table-cell>
          <table:table-cell table:style-name="ce58" office:value-type="float" office:value="744" calcext:value-type="float">
            <text:p>74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41" calcext:value-type="float">
            <text:p>841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949" calcext:value-type="float">
            <text:p>94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84" calcext:value-type="float">
            <text:p>1084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949" calcext:value-type="float">
            <text:p>949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85" calcext:value-type="float">
            <text:p>1085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ellendoor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Noetsele en Nijverdal</text:p>
          </table:table-cell>
          <table:table-cell table:style-name="ce43"/>
          <table:table-cell table:style-name="ce46"/>
          <table:table-cell table:style-name="ce52" office:value-type="float" office:value="441" calcext:value-type="float">
            <text:p>44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81" calcext:value-type="float">
            <text:p>1081</text:p>
          </table:table-cell>
          <table:table-cell table:style-name="ce58" office:value-type="float" office:value="1080" calcext:value-type="float">
            <text:p>108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13" calcext:value-type="float">
            <text:p>1113</text:p>
          </table:table-cell>
          <table:table-cell table:style-name="ce58" office:value-type="float" office:value="1097" calcext:value-type="float">
            <text:p>1097</text:p>
          </table:table-cell>
          <table:table-cell table:style-name="ce58" office:value-type="float" office:value="24" calcext:value-type="float">
            <text:p>24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Haarle</text:p>
          </table:table-cell>
          <table:table-cell table:style-name="ce43"/>
          <table:table-cell table:style-name="ce46"/>
          <table:table-cell table:style-name="ce52" office:value-type="float" office:value="154" calcext:value-type="float">
            <text:p>154</text:p>
          </table:table-cell>
          <table:table-cell table:style-name="ce58" table:number-columns-repeated="4"/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28" calcext:value-type="float">
            <text:p>42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Eelen, Rhaan en Schuilenburg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Egedé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Marle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table:number-columns-repeated="4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Daarle en Daarlerveen</text:p>
          </table:table-cell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43" calcext:value-type="float">
            <text:p>543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uls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35" calcext:value-type="float">
            <text:p>135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8" calcext:value-type="float">
            <text:p>1138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13" calcext:value-type="float">
            <text:p>2913</text:p>
          </table:table-cell>
          <table:table-cell table:style-name="ce58" office:value-type="float" office:value="2695" calcext:value-type="float">
            <text:p>2695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004" calcext:value-type="float">
            <text:p>3004</text:p>
          </table:table-cell>
          <table:table-cell table:style-name="ce58" office:value-type="float" office:value="2746" calcext:value-type="float">
            <text:p>2746</text:p>
          </table:table-cell>
          <table:table-cell table:style-name="ce58" office:value-type="float" office:value="72" calcext:value-type="float">
            <text:p>72</text:p>
          </table:table-cell>
          <table:table-cell table:style-name="ce68" office:value-type="float" office:value="80" calcext:value-type="float">
            <text:p>8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3" calcext:value-type="float">
            <text:p>124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51" calcext:value-type="float">
            <text:p>3151</text:p>
          </table:table-cell>
          <table:table-cell table:style-name="ce58" office:value-type="float" office:value="2951" calcext:value-type="float">
            <text:p>2951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251" calcext:value-type="float">
            <text:p>3251</text:p>
          </table:table-cell>
          <table:table-cell table:style-name="ce58" office:value-type="float" office:value="3012" calcext:value-type="float">
            <text:p>3012</text:p>
          </table:table-cell>
          <table:table-cell table:style-name="ce58" office:value-type="float" office:value="88" calcext:value-type="float">
            <text:p>88</text:p>
          </table:table-cell>
          <table:table-cell table:style-name="ce68" office:value-type="float" office:value="90" calcext:value-type="float">
            <text:p>9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8"/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3" calcext:value-type="float">
            <text:p>124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51" calcext:value-type="float">
            <text:p>3151</text:p>
          </table:table-cell>
          <table:table-cell table:style-name="ce58" office:value-type="float" office:value="2951" calcext:value-type="float">
            <text:p>295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253" calcext:value-type="float">
            <text:p>3253</text:p>
          </table:table-cell>
          <table:table-cell table:style-name="ce58" office:value-type="float" office:value="3012" calcext:value-type="float">
            <text:p>3012</text:p>
          </table:table-cell>
          <table:table-cell table:style-name="ce58" office:value-type="float" office:value="88" calcext:value-type="float">
            <text:p>88</text:p>
          </table:table-cell>
          <table:table-cell table:style-name="ce68" office:value-type="float" office:value="90" calcext:value-type="float">
            <text:p>9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Hengelo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Hengelo</text:p>
          </table:table-cell>
          <table:table-cell table:style-name="ce43"/>
          <table:table-cell table:style-name="ce46"/>
          <table:table-cell table:style-name="ce52" office:value-type="float" office:value="566" calcext:value-type="float">
            <text:p>56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54" calcext:value-type="float">
            <text:p>1254</text:p>
          </table:table-cell>
          <table:table-cell table:style-name="ce58" office:value-type="float" office:value="1317" calcext:value-type="float">
            <text:p>1317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298" calcext:value-type="float">
            <text:p>1298</text:p>
          </table:table-cell>
          <table:table-cell table:style-name="ce58" office:value-type="float" office:value="1345" calcext:value-type="float">
            <text:p>1345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Ring</text:p>
          </table:table-cell>
          <table:table-cell table:style-name="ce43"/>
          <table:table-cell table:style-name="ce46"/>
          <table:table-cell table:style-name="ce52" office:value-type="float" office:value="301" calcext:value-type="float">
            <text:p>301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82" calcext:value-type="float">
            <text:p>682</text:p>
          </table:table-cell>
          <table:table-cell table:style-name="ce58" office:value-type="float" office:value="704" calcext:value-type="float">
            <text:p>70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15" calcext:value-type="float">
            <text:p>715</text:p>
          </table:table-cell>
          <table:table-cell table:style-name="ce58" office:value-type="float" office:value="719" calcext:value-type="float">
            <text:p>719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root-Driene</text:p>
          </table:table-cell>
          <table:table-cell table:style-name="ce43"/>
          <table:table-cell table:style-name="ce46"/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31" calcext:value-type="float">
            <text:p>231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Ring</text:p>
          </table:table-cell>
          <table:table-cell table:style-name="ce43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31" calcext:value-type="float">
            <text:p>1131</text:p>
          </table:table-cell>
          <table:table-cell table:style-name="ce58" office:value-type="float" office:value="1101" calcext:value-type="float">
            <text:p>110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64" calcext:value-type="float">
            <text:p>1164</text:p>
          </table:table-cell>
          <table:table-cell table:style-name="ce58" office:value-type="float" office:value="1122" calcext:value-type="float">
            <text:p>1122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oolde</text:p>
          </table:table-cell>
          <table:table-cell table:style-name="ce43"/>
          <table:table-cell table:style-name="ce46"/>
          <table:table-cell table:style-name="ce52" office:value-type="float" office:value="484" calcext:value-type="float">
            <text:p>48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17" calcext:value-type="float">
            <text:p>817</text:p>
          </table:table-cell>
          <table:table-cell table:style-name="ce58" office:value-type="float" office:value="747" calcext:value-type="float">
            <text:p>74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834" calcext:value-type="float">
            <text:p>834</text:p>
          </table:table-cell>
          <table:table-cell table:style-name="ce58" office:value-type="float" office:value="770" calcext:value-type="float">
            <text:p>770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eckum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ele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table:number-columns-repeated="4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root-Driene</text:p>
          </table:table-cell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number-columns-repeated="2" table:style-name="ce58" office:value-type="float" office:value="328" calcext:value-type="float">
            <text:p>32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lein-Driene</text:p>
          </table:table-cell>
          <table:table-cell table:style-name="ce43"/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58" table:number-columns-repeated="4"/>
          <table:table-cell table:number-columns-repeated="2" table:style-name="ce58" office:value-type="float" office:value="221" calcext:value-type="float">
            <text:p>22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62" calcext:value-type="float">
            <text:p>962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162" calcext:value-type="float">
            <text:p>2162</text:p>
          </table:table-cell>
          <table:table-cell table:style-name="ce58" office:value-type="float" office:value="2249" calcext:value-type="float">
            <text:p>2249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244" calcext:value-type="float">
            <text:p>2244</text:p>
          </table:table-cell>
          <table:table-cell table:style-name="ce58" office:value-type="float" office:value="2295" calcext:value-type="float">
            <text:p>2295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46" calcext:value-type="float">
            <text:p>4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62" calcext:value-type="float">
            <text:p>116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832" calcext:value-type="float">
            <text:p>2832</text:p>
          </table:table-cell>
          <table:table-cell table:style-name="ce58" office:value-type="float" office:value="2719" calcext:value-type="float">
            <text:p>2719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2918" calcext:value-type="float">
            <text:p>2918</text:p>
          </table:table-cell>
          <table:table-cell table:style-name="ce58" office:value-type="float" office:value="2806" calcext:value-type="float">
            <text:p>2806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63" calcext:value-type="float">
            <text:p>63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4" calcext:value-type="float">
            <text:p>212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994" calcext:value-type="float">
            <text:p>4994</text:p>
          </table:table-cell>
          <table:table-cell table:style-name="ce58" office:value-type="float" office:value="4968" calcext:value-type="float">
            <text:p>496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162" calcext:value-type="float">
            <text:p>5162</text:p>
          </table:table-cell>
          <table:table-cell table:style-name="ce58" office:value-type="float" office:value="5101" calcext:value-type="float">
            <text:p>5101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4" calcext:value-type="float">
            <text:p>212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994" calcext:value-type="float">
            <text:p>4994</text:p>
          </table:table-cell>
          <table:table-cell table:style-name="ce58" office:value-type="float" office:value="4968" calcext:value-type="float">
            <text:p>4968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163" calcext:value-type="float">
            <text:p>5163</text:p>
          </table:table-cell>
          <table:table-cell table:style-name="ce58" office:value-type="float" office:value="5101" calcext:value-type="float">
            <text:p>5101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Holt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Veerdorp</text:p>
          </table:table-cell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ijkerhoek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60" calcext:value-type="float">
            <text:p>16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Espelo</text:p>
          </table:table-cell>
          <table:table-cell table:style-name="ce43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09" calcext:value-type="float">
            <text:p>10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Reuseberg</text:p>
          </table:table-cell>
          <table:table-cell table:style-name="ce43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ook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orkels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01" calcext:value-type="float">
            <text:p>401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1105" calcext:value-type="float">
            <text:p>1105</text:p>
          </table:table-cell>
          <table:table-cell table:style-name="ce58" office:value-type="float" office:value="985" calcext:value-type="float">
            <text:p>98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125" calcext:value-type="float">
            <text:p>1125</text:p>
          </table:table-cell>
          <table:table-cell table:style-name="ce58" office:value-type="float" office:value="1017" calcext:value-type="float">
            <text:p>1017</text:p>
          </table:table-cell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51" calcext:value-type="float">
            <text:p>51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42" calcext:value-type="float">
            <text:p>542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1426" calcext:value-type="float">
            <text:p>1426</text:p>
          </table:table-cell>
          <table:table-cell table:style-name="ce58" office:value-type="float" office:value="1287" calcext:value-type="float">
            <text:p>1287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457" calcext:value-type="float">
            <text:p>1457</text:p>
          </table:table-cell>
          <table:table-cell table:style-name="ce58" office:value-type="float" office:value="1325" calcext:value-type="float">
            <text:p>1325</text:p>
          </table:table-cell>
          <table:table-cell table:style-name="ce58" office:value-type="float" office:value="51" calcext:value-type="float">
            <text:p>51</text:p>
          </table:table-cell>
          <table:table-cell table:style-name="ce68" office:value-type="float" office:value="69" calcext:value-type="float">
            <text:p>69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IJsselmui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8"/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0" calcext:value-type="float">
            <text:p>1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9" calcext:value-type="float">
            <text:p>6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76" calcext:value-type="float">
            <text:p>17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78" calcext:value-type="float">
            <text:p>178</text:p>
          </table:table-cell>
          <table:table-cell table:style-name="ce58"/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0" calcext:value-type="float">
            <text:p>300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676" calcext:value-type="float">
            <text:p>67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679" calcext:value-type="float">
            <text:p>67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26" calcext:value-type="float">
            <text:p>4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066" calcext:value-type="float">
            <text:p>1066</text:p>
          </table:table-cell>
          <table:table-cell table:style-name="ce58" office:value-type="float" office:value="1077" calcext:value-type="float">
            <text:p>107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74" calcext:value-type="float">
            <text:p>1074</text:p>
          </table:table-cell>
          <table:table-cell table:style-name="ce58" office:value-type="float" office:value="1080" calcext:value-type="float">
            <text:p>1080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Kampen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Geertruiden- en Catherinen- of Boven-Proveniers en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Roomsch Katholiek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Gereformeerd Diaconie-bestedeling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iligen-Geesten of Boven-Proviniers- en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Instructie-Betaljo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99" calcext:value-type="float">
            <text:p>699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Roomsch Katholiek Liefde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adszieken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Groot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700" calcext:value-type="float">
            <text:p>2700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071" calcext:value-type="float">
            <text:p>6071</text:p>
          </table:table-cell>
          <table:table-cell table:style-name="ce58" office:value-type="float" office:value="6850" calcext:value-type="float">
            <text:p>685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6431" calcext:value-type="float">
            <text:p>6431</text:p>
          </table:table-cell>
          <table:table-cell table:style-name="ce58" office:value-type="float" office:value="7050" calcext:value-type="float">
            <text:p>7050</text:p>
          </table:table-cell>
          <table:table-cell table:style-name="ce58" office:value-type="float" office:value="201" calcext:value-type="float">
            <text:p>201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32" calcext:value-type="float">
            <text:p>1832</text:p>
          </table:table-cell>
          <table:table-cell table:style-name="ce58" office:value-type="float" office:value="1780" calcext:value-type="float">
            <text:p>1780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66" calcext:value-type="float">
            <text:p>1866</text:p>
          </table:table-cell>
          <table:table-cell table:style-name="ce58" office:value-type="float" office:value="1803" calcext:value-type="float">
            <text:p>1803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3" calcext:value-type="float">
            <text:p>103</text:p>
          </table:table-cell>
          <table:table-cell table:style-name="ce58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table:number-columns-repeated="6"/>
          <table:table-cell table:style-name="ce58" office:value-type="float" office:value="81" calcext:value-type="float">
            <text:p>81</text:p>
          </table:table-cell>
          <table:table-cell table:style-name="ce68" office:value-type="float" office:value="67" calcext:value-type="float">
            <text:p>67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711" calcext:value-type="float">
            <text:p>2711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03" calcext:value-type="float">
            <text:p>6503</text:p>
          </table:table-cell>
          <table:table-cell table:style-name="ce58" office:value-type="float" office:value="7075" calcext:value-type="float">
            <text:p>7075</text:p>
          </table:table-cell>
          <table:table-cell table:style-name="ce58" office:value-type="float" office:value="775" calcext:value-type="float">
            <text:p>775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7278" calcext:value-type="float">
            <text:p>7278</text:p>
          </table:table-cell>
          <table:table-cell table:style-name="ce58" office:value-type="float" office:value="7277" calcext:value-type="float">
            <text:p>7277</text:p>
          </table:table-cell>
          <table:table-cell table:style-name="ce58" office:value-type="float" office:value="234" calcext:value-type="float">
            <text:p>234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942" calcext:value-type="float">
            <text:p>1942</text:p>
          </table:table-cell>
          <table:table-cell table:style-name="ce58" office:value-type="float" office:value="1882" calcext:value-type="float">
            <text:p>1882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120" calcext:value-type="float">
            <text:p>2120</text:p>
          </table:table-cell>
          <table:table-cell table:style-name="ce58" office:value-type="float" office:value="2011" calcext:value-type="float">
            <text:p>2011</text:p>
          </table:table-cell>
          <table:table-cell table:style-name="ce58" office:value-type="float" office:value="103" calcext:value-type="float">
            <text:p>103</text:p>
          </table:table-cell>
          <table:table-cell table:style-name="ce68" office:value-type="float" office:value="86" calcext:value-type="float">
            <text:p>8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37" calcext:value-type="float">
            <text:p>343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445" calcext:value-type="float">
            <text:p>8445</text:p>
          </table:table-cell>
          <table:table-cell table:style-name="ce58" office:value-type="float" office:value="8957" calcext:value-type="float">
            <text:p>8957</text:p>
          </table:table-cell>
          <table:table-cell table:style-name="ce58" office:value-type="float" office:value="953" calcext:value-type="float">
            <text:p>953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9398" calcext:value-type="float">
            <text:p>9398</text:p>
          </table:table-cell>
          <table:table-cell table:style-name="ce58" office:value-type="float" office:value="9288" calcext:value-type="float">
            <text:p>9288</text:p>
          </table:table-cell>
          <table:table-cell table:style-name="ce58" office:value-type="float" office:value="337" calcext:value-type="float">
            <text:p>337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37" calcext:value-type="float">
            <text:p>343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445" calcext:value-type="float">
            <text:p>8445</text:p>
          </table:table-cell>
          <table:table-cell table:style-name="ce58" office:value-type="float" office:value="8957" calcext:value-type="float">
            <text:p>8957</text:p>
          </table:table-cell>
          <table:table-cell table:style-name="ce58" office:value-type="float" office:value="954" calcext:value-type="float">
            <text:p>954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9399" calcext:value-type="float">
            <text:p>9399</text:p>
          </table:table-cell>
          <table:table-cell table:style-name="ce58" office:value-type="float" office:value="9288" calcext:value-type="float">
            <text:p>9288</text:p>
          </table:table-cell>
          <table:table-cell table:style-name="ce58" office:value-type="float" office:value="337" calcext:value-type="float">
            <text:p>337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5">
            <text:p><text:span text:style-name="T1">Kamperveen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 Hoogeweg</text:p>
          </table:table-cell>
          <table:table-cell table:style-name="ce43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4" calcext:value-type="float">
            <text:p>14</text:p>
          </table:table-cell>
          <table:table-cell table:style-name="ce11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Zuid-Einde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09" calcext:value-type="float">
            <text:p>10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110" calcext:value-type="float">
            <text:p>1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 Zan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45" calcext:value-type="float">
            <text:p>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5" calcext:value-type="float">
            <text:p>115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" calcext:value-type="float">
            <text:p>12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20" calcext:value-type="float">
            <text:p>32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352" calcext:value-type="float">
            <text:p>352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Kuinr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99" calcext:value-type="float">
            <text:p>1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87" calcext:value-type="float">
            <text:p>38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78" calcext:value-type="float">
            <text:p>378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" calcext:value-type="float">
            <text:p>21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Lonneker</text:span><text:span text:style-name="T2"> (Geene kom)</text:span></text:p>
          </table:table-cell>
          <table:table-cell table:style-name="ce22"/>
          <table:table-cell table:style-name="ce32" table:number-columns-repeated="2"/>
          <table:table-cell table:style-name="ce32" office:value-type="string" calcext:value-type="string">
            <text:p>Lonneker (dorp)</text:p>
          </table:table-cell>
          <table:table-cell table:style-name="ce43"/>
          <table:table-cell table:style-name="ce46"/>
          <table:table-cell table:style-name="ce52" office:value-type="float" office:value="308" calcext:value-type="float">
            <text:p>30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76" calcext:value-type="float">
            <text:p>876</text:p>
          </table:table-cell>
          <table:table-cell table:style-name="ce58" office:value-type="float" office:value="822" calcext:value-type="float">
            <text:p>82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76" calcext:value-type="float">
            <text:p>876</text:p>
          </table:table-cell>
          <table:table-cell table:style-name="ce58" office:value-type="float" office:value="823" calcext:value-type="float">
            <text:p>823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Noord Eschmarke</text:p>
          </table:table-cell>
          <table:table-cell table:style-name="ce43" office:value-type="string" calcext:value-type="string">
            <text:p>Klooster der Paters Redemptorist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68"/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29" calcext:value-type="float">
            <text:p>229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593" calcext:value-type="float">
            <text:p>5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Zuid-Eschmarke</text:p>
          </table:table-cell>
          <table:table-cell table:style-name="ce43"/>
          <table:table-cell table:style-name="ce46"/>
          <table:table-cell table:style-name="ce52" office:value-type="float" office:value="263" calcext:value-type="float">
            <text:p>26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776" calcext:value-type="float">
            <text:p>776</text:p>
          </table:table-cell>
          <table:table-cell table:style-name="ce58" office:value-type="float" office:value="696" calcext:value-type="float">
            <text:p>69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788" calcext:value-type="float">
            <text:p>788</text:p>
          </table:table-cell>
          <table:table-cell table:style-name="ce58" office:value-type="float" office:value="715" calcext:value-type="float">
            <text:p>715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roekheurne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Rutbe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46" calcext:value-type="float">
            <text:p>46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Usselo</text:p>
          </table:table-cell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ekelo</text:p>
          </table:table-cell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Twekkelo</text:p>
          </table:table-cell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361" calcext:value-type="float">
            <text:p>36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riene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17" calcext:value-type="float">
            <text:p>131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835" calcext:value-type="float">
            <text:p>3835</text:p>
          </table:table-cell>
          <table:table-cell table:style-name="ce58" office:value-type="float" office:value="3493" calcext:value-type="float">
            <text:p>349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3916" calcext:value-type="float">
            <text:p>3916</text:p>
          </table:table-cell>
          <table:table-cell table:style-name="ce58" office:value-type="float" office:value="3575" calcext:value-type="float">
            <text:p>3575</text:p>
          </table:table-cell>
          <table:table-cell table:style-name="ce58" office:value-type="float" office:value="86" calcext:value-type="float">
            <text:p>86</text:p>
          </table:table-cell>
          <table:table-cell table:style-name="ce68" office:value-type="float" office:value="114" calcext:value-type="float">
            <text:p>11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Losser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e Marke</text:p>
          </table:table-cell>
          <table:table-cell table:style-name="ce43"/>
          <table:table-cell table:style-name="ce46"/>
          <table:table-cell table:style-name="ce52" office:value-type="float" office:value="174" calcext:value-type="float">
            <text:p>17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89" calcext:value-type="float">
            <text:p>489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 Lutte</text:p>
          </table:table-cell>
          <table:table-cell table:style-name="ce43"/>
          <table:table-cell table:style-name="ce46"/>
          <table:table-cell table:style-name="ce52" office:value-type="float" office:value="308" calcext:value-type="float">
            <text:p>30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819" calcext:value-type="float">
            <text:p>819</text:p>
          </table:table-cell>
          <table:table-cell table:style-name="ce58" office:value-type="float" office:value="801" calcext:value-type="float">
            <text:p>80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Beuningen</text:p>
          </table:table-cell>
          <table:table-cell table:style-name="ce43"/>
          <table:table-cell table:style-name="ce46"/>
          <table:table-cell table:style-name="ce52" office:value-type="float" office:value="127" calcext:value-type="float">
            <text:p>12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26" calcext:value-type="float">
            <text:p>326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Berghuizen</text:p>
          </table:table-cell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55" calcext:value-type="float">
            <text:p>455</text:p>
          </table:table-cell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0" calcext:value-type="float">
            <text:p>460</text:p>
          </table:table-cell>
          <table:table-cell table:style-name="ce58" office:value-type="float" office:value="405" calcext:value-type="float">
            <text:p>405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089" calcext:value-type="float">
            <text:p>2089</text:p>
          </table:table-cell>
          <table:table-cell table:style-name="ce58" office:value-type="float" office:value="1940" calcext:value-type="float">
            <text:p>194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15" calcext:value-type="float">
            <text:p>2115</text:p>
          </table:table-cell>
          <table:table-cell table:style-name="ce58" office:value-type="float" office:value="1958" calcext:value-type="float">
            <text:p>195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9" calcext:value-type="float">
            <text:p>909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389" calcext:value-type="float">
            <text:p>2389</text:p>
          </table:table-cell>
          <table:table-cell table:style-name="ce58" office:value-type="float" office:value="2269" calcext:value-type="float">
            <text:p>2269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423" calcext:value-type="float">
            <text:p>2423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34" calcext:value-type="float">
            <text:p>34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Markelo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91" calcext:value-type="float">
            <text:p>19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61" calcext:value-type="float">
            <text:p>561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64" calcext:value-type="float">
            <text:p>564</text:p>
          </table:table-cell>
          <table:table-cell table:style-name="ce58" office:value-type="float" office:value="455" calcext:value-type="float">
            <text:p>455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S</text:p>
          </table:table-cell>
          <table:table-cell table:style-name="ce32"/>
          <table:table-cell table:style-name="ce32" office:value-type="string" calcext:value-type="string">
            <text:p>Stokkum</text:p>
          </table:table-cell>
          <table:table-cell table:style-name="ce43"/>
          <table:table-cell table:style-name="ce46"/>
          <table:table-cell table:style-name="ce52" office:value-type="float" office:value="181" calcext:value-type="float">
            <text:p>1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437" calcext:value-type="float">
            <text:p>437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Elsen</text:p>
          </table:table-cell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25" calcext:value-type="float">
            <text:p>425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erike</text:p>
          </table:table-cell>
          <table:table-cell table:style-name="ce43"/>
          <table:table-cell table:style-name="ce46"/>
          <table:table-cell table:style-name="ce52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76" calcext:value-type="float">
            <text:p>276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Kerspel-Goor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60" calcext:value-type="float">
            <text:p>260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34" calcext:value-type="float">
            <text:p>34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04" calcext:value-type="float">
            <text:p>704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2087" calcext:value-type="float">
            <text:p>2087</text:p>
          </table:table-cell>
          <table:table-cell table:style-name="ce58" office:value-type="float" office:value="1728" calcext:value-type="float">
            <text:p>1728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119" calcext:value-type="float">
            <text:p>2119</text:p>
          </table:table-cell>
          <table:table-cell table:style-name="ce58" office:value-type="float" office:value="1762" calcext:value-type="float">
            <text:p>1762</text:p>
          </table:table-cell>
          <table:table-cell table:style-name="ce58" office:value-type="float" office:value="57" calcext:value-type="float">
            <text:p>57</text:p>
          </table:table-cell>
          <table:table-cell table:style-name="ce68" office:value-type="float" office:value="68" calcext:value-type="float">
            <text:p>68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74" calcext:value-type="float">
            <text:p>774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3"/>
          <table:table-cell table:style-name="ce58" office:value-type="float" office:value="2270" calcext:value-type="float">
            <text:p>2270</text:p>
          </table:table-cell>
          <table:table-cell table:style-name="ce58" office:value-type="float" office:value="1883" calcext:value-type="float">
            <text:p>1883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315" calcext:value-type="float">
            <text:p>2315</text:p>
          </table:table-cell>
          <table:table-cell table:style-name="ce58" office:value-type="float" office:value="1921" calcext:value-type="float">
            <text:p>1921</text:p>
          </table:table-cell>
          <table:table-cell table:style-name="ce58" office:value-type="float" office:value="67" calcext:value-type="float">
            <text:p>67</text:p>
          </table:table-cell>
          <table:table-cell table:style-name="ce68" office:value-type="float" office:value="70" calcext:value-type="float">
            <text:p>70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0">
          <table:table-cell table:style-name="ce9" office:value-type="string" calcext:value-type="string" table:number-columns-spanned="1" table:number-rows-spanned="5">
            <text:p><text:span text:style-name="T1">Nieuwleusen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Nieuwleusen</text:p>
          </table:table-cell>
          <table:table-cell table:style-name="ce43"/>
          <table:table-cell table:style-name="ce46"/>
          <table:table-cell table:style-name="ce52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97" calcext:value-type="float">
            <text:p>497</text:p>
          </table:table-cell>
          <table:table-cell table:style-name="ce58" office:value-type="float" office:value="458" calcext:value-type="float">
            <text:p>45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05" calcext:value-type="float">
            <text:p>505</text:p>
          </table:table-cell>
          <table:table-cell table:style-name="ce58" office:value-type="float" office:value="464" calcext:value-type="float">
            <text:p>46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Ruitenveen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76" calcext:value-type="float">
            <text:p>276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43" calcext:value-type="float">
            <text:p>24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n Huls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00" calcext:value-type="float">
            <text:p>20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63" calcext:value-type="float">
            <text:p>463</text:p>
          </table:table-cell>
          <table:table-cell table:style-name="ce58" office:value-type="float" office:value="420" calcext:value-type="float">
            <text:p>420</text:p>
          </table:table-cell>
          <table:table-cell table:style-name="ce58"/>
          <table:table-cell table:style-name="ce68"/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76" calcext:value-type="float">
            <text:p>47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26" calcext:value-type="float">
            <text:p>1226</text:p>
          </table:table-cell>
          <table:table-cell table:style-name="ce58" office:value-type="float" office:value="1112" calcext:value-type="float">
            <text:p>1112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50" calcext:value-type="float">
            <text:p>1250</text:p>
          </table:table-cell>
          <table:table-cell table:style-name="ce58" office:value-type="float" office:value="1127" calcext:value-type="float">
            <text:p>1127</text:p>
          </table:table-cell>
          <table:table-cell table:style-name="ce58" office:value-type="float" office:value="24" calcext:value-type="float">
            <text:p>24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Oldemark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24" calcext:value-type="float">
            <text:p>524</text:p>
          </table:table-cell>
          <table:table-cell table:style-name="ce58" office:value-type="float" office:value="546" calcext:value-type="float">
            <text:p>54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Ossenzijl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Hare</text:p>
          </table:table-cell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number-columns-repeated="2"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/>
          <table:table-cell table:style-name="ce32" office:value-type="string" calcext:value-type="string">
            <text:p>Paaslo</text:p>
          </table:table-cell>
          <table:table-cell table:style-name="ce43"/>
          <table:table-cell table:style-name="ce46"/>
          <table:table-cell table:style-name="ce52" office:value-type="float" office:value="132" calcext:value-type="float">
            <text:p>13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55" calcext:value-type="float">
            <text:p>355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7" calcext:value-type="float">
            <text:p>357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Ossenzijl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/>
          <table:table-cell table:style-name="ce32" office:value-type="string" calcext:value-type="string">
            <text:p>Kalenberg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8" calcext:value-type="float">
            <text:p>178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IJsselham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672" calcext:value-type="float">
            <text:p>672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7" calcext:value-type="float">
            <text:p>27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22" calcext:value-type="float">
            <text:p>822</text:p>
          </table:table-cell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726" calcext:value-type="float">
            <text:p>72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3" calcext:value-type="float">
            <text:p>653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481" calcext:value-type="float">
            <text:p>1481</text:p>
          </table:table-cell>
          <table:table-cell table:style-name="ce58" office:value-type="float" office:value="1369" calcext:value-type="float">
            <text:p>1369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520" calcext:value-type="float">
            <text:p>1520</text:p>
          </table:table-cell>
          <table:table-cell table:style-name="ce58" office:value-type="float" office:value="1398" calcext:value-type="float">
            <text:p>1398</text:p>
          </table:table-cell>
          <table:table-cell table:style-name="ce58" office:value-type="float" office:value="48" calcext:value-type="float">
            <text:p>48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Oldenzaal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Klooster van de orde der Benedictijn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59" calcext:value-type="float">
            <text:p>59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68"/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looster van de orde der Franciscaness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3" calcext:value-type="float">
            <text:p>73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783" calcext:value-type="float">
            <text:p>78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1874" calcext:value-type="float">
            <text:p>1874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760" calcext:value-type="float">
            <text:p>1760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85" calcext:value-type="float">
            <text:p>78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760" calcext:value-type="float">
            <text:p>1760</text:p>
          </table:table-cell>
          <table:table-cell table:style-name="ce58" office:value-type="float" office:value="2037" calcext:value-type="float">
            <text:p>2037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1" calcext:value-type="float">
            <text:p>9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960" calcext:value-type="float">
            <text:p>1960</text:p>
          </table:table-cell>
          <table:table-cell table:style-name="ce58" office:value-type="float" office:value="2293" calcext:value-type="float">
            <text:p>2293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2329" calcext:value-type="float">
            <text:p>2329</text:p>
          </table:table-cell>
          <table:table-cell table:style-name="ce58" office:value-type="float" office:value="71" calcext:value-type="float">
            <text:p>71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1" calcext:value-type="float">
            <text:p>9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960" calcext:value-type="float">
            <text:p>1960</text:p>
          </table:table-cell>
          <table:table-cell table:style-name="ce58" office:value-type="float" office:value="2293" calcext:value-type="float">
            <text:p>229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016" calcext:value-type="float">
            <text:p>2016</text:p>
          </table:table-cell>
          <table:table-cell table:style-name="ce58" office:value-type="float" office:value="2330" calcext:value-type="float">
            <text:p>2330</text:p>
          </table:table-cell>
          <table:table-cell table:style-name="ce58" office:value-type="float" office:value="71" calcext:value-type="float">
            <text:p>71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Olst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Olst</text:p>
          </table:table-cell>
          <table:table-cell table:style-name="ce43" office:value-type="string" calcext:value-type="string">
            <text:p>Nederd. Herv.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42" calcext:value-type="float">
            <text:p>242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Olst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verwetering</text:p>
          </table:table-cell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81" calcext:value-type="float">
            <text:p>18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Middel</text:p>
          </table:table-cell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uur</text:p>
          </table:table-cell>
          <table:table-cell table:style-name="ce43"/>
          <table:table-cell table:style-name="ce46"/>
          <table:table-cell table:style-name="ce52" office:value-type="float" office:value="117" calcext:value-type="float">
            <text:p>1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Hengforden</text:p>
          </table:table-cell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sepe</text:p>
          </table:table-cell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lsum</text:p>
          </table:table-cell>
          <table:table-cell table:style-name="ce43"/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473" calcext:value-type="float">
            <text:p>473</text:p>
          </table:table-cell>
          <table:table-cell table:style-name="ce58" office:value-type="float" office:value="430" calcext:value-type="float">
            <text:p>430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43" calcext:value-type="float">
            <text:p>24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15" calcext:value-type="float">
            <text:p>5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14" calcext:value-type="float">
            <text:p>514</text:p>
          </table:table-cell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3"/>
          <table:table-cell table:style-name="ce58" office:value-type="float" office:value="1893" calcext:value-type="float">
            <text:p>1893</text:p>
          </table:table-cell>
          <table:table-cell table:style-name="ce58" office:value-type="float" office:value="1672" calcext:value-type="float">
            <text:p>167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20" calcext:value-type="float">
            <text:p>1920</text:p>
          </table:table-cell>
          <table:table-cell table:style-name="ce58" office:value-type="float" office:value="1703" calcext:value-type="float">
            <text:p>1703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69" calcext:value-type="float">
            <text:p>969</text:p>
          </table:table-cell>
          <table:table-cell table:style-name="ce58" office:value-type="float" office:value="49" calcext:value-type="float">
            <text:p>49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93" calcext:value-type="float">
            <text:p>2393</text:p>
          </table:table-cell>
          <table:table-cell table:style-name="ce58" office:value-type="float" office:value="2187" calcext:value-type="float">
            <text:p>2187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434" calcext:value-type="float">
            <text:p>2434</text:p>
          </table:table-cell>
          <table:table-cell table:style-name="ce58" office:value-type="float" office:value="2229" calcext:value-type="float">
            <text:p>2229</text:p>
          </table:table-cell>
          <table:table-cell table:style-name="ce58" office:value-type="float" office:value="42" calcext:value-type="float">
            <text:p>42</text:p>
          </table:table-cell>
          <table:table-cell table:style-name="ce68" office:value-type="float" office:value="64" calcext:value-type="float">
            <text:p>6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table:formula="of:=[.H491]+[.H490]" office:value-type="float" office:value="969" calcext:value-type="float">
            <text:p>969</text:p>
          </table:table-cell>
          <table:table-cell table:style-name="ce58" table:formula="of:=[.I491]+[.I490]" office:value-type="float" office:value="49" calcext:value-type="float">
            <text:p>49</text:p>
          </table:table-cell>
          <table:table-cell table:style-name="ce58" table:formula="of:=[.J491]+[.J490]" office:value-type="float" office:value="0" calcext:value-type="float">
            <text:p>0</text:p>
          </table:table-cell>
          <table:table-cell table:style-name="ce58" table:formula="of:=[.K491]+[.K490]" office:value-type="float" office:value="0" calcext:value-type="float">
            <text:p>0</text:p>
          </table:table-cell>
          <table:table-cell table:style-name="ce58" table:formula="of:=[.L491]+[.L490]" office:value-type="float" office:value="1" calcext:value-type="float">
            <text:p>1</text:p>
          </table:table-cell>
          <table:table-cell table:style-name="ce58" table:formula="of:=[.M491]+[.M490]" office:value-type="float" office:value="2393" calcext:value-type="float">
            <text:p>2393</text:p>
          </table:table-cell>
          <table:table-cell table:style-name="ce58" table:formula="of:=[.N491]+[.N490]" office:value-type="float" office:value="2187" calcext:value-type="float">
            <text:p>2187</text:p>
          </table:table-cell>
          <table:table-cell table:style-name="ce58" table:formula="of:=[.O491]+[.O490]" office:value-type="float" office:value="42" calcext:value-type="float">
            <text:p>42</text:p>
          </table:table-cell>
          <table:table-cell table:style-name="ce58" table:formula="of:=[.P491]+[.P490]" office:value-type="float" office:value="43" calcext:value-type="float">
            <text:p>43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30" calcext:value-type="float">
            <text:p>2230</text:p>
          </table:table-cell>
          <table:table-cell table:style-name="ce58" table:formula="of:=[.S491]+[.S490]" office:value-type="float" office:value="42" calcext:value-type="float">
            <text:p>42</text:p>
          </table:table-cell>
          <table:table-cell table:style-name="ce68" table:formula="of:=[.T491]+[.T490]" office:value-type="float" office:value="64" calcext:value-type="float">
            <text:p>6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Stad-Omm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4" calcext:value-type="float">
            <text:p>27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number-columns-repeated="2" table:style-name="ce58" office:value-type="float" office:value="556" calcext:value-type="float">
            <text:p>556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Gesticht Ommerschan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63" calcext:value-type="float">
            <text:p>63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" calcext:value-type="float">
            <text:p>5</text:p>
          </table:table-cell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4"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74" calcext:value-type="float">
            <text:p>27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number-columns-repeated="2" table:style-name="ce58" office:value-type="float" office:value="556" calcext:value-type="float">
            <text:p>556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1" calcext:value-type="float">
            <text:p>341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87" calcext:value-type="float">
            <text:p>987</text:p>
          </table:table-cell>
          <table:table-cell table:style-name="ce58" office:value-type="float" office:value="745" calcext:value-type="float">
            <text:p>74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025" calcext:value-type="float">
            <text:p>1025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4">
            <text:p>Ambt-Omm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Zeess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Vlisteren</text:p>
          </table:table-cell>
          <table:table-cell table:style-name="ce43"/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Giethmen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Lemele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Lemelervel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21" calcext:value-type="float">
            <text:p>121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3"/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" calcext:value-type="float">
            <text:p>27</text:p>
          </table:table-cell>
          <table:table-cell table:style-name="ce69" office:value-type="float" office:value="18" calcext:value-type="float">
            <text:p>1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Archem</text:p>
          </table:table-cell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esthmen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Eerde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Junne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Beerze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/>
          <table:table-cell table:style-name="ce32" office:value-type="string" calcext:value-type="string">
            <text:p>Beezervel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Stegere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Arri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/>
          <table:table-cell table:style-name="ce32" office:value-type="string" calcext:value-type="string">
            <text:p>Varsen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P</text:p>
          </table:table-cell>
          <table:table-cell table:style-name="ce32"/>
          <table:table-cell table:style-name="ce32" office:value-type="string" calcext:value-type="string">
            <text:p>Varsenveld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31" calcext:value-type="float">
            <text:p>731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82" calcext:value-type="float">
            <text:p>1982</text:p>
          </table:table-cell>
          <table:table-cell table:style-name="ce58" office:value-type="float" office:value="1758" calcext:value-type="float">
            <text:p>1758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2079" calcext:value-type="float">
            <text:p>2079</text:p>
          </table:table-cell>
          <table:table-cell table:style-name="ce58" office:value-type="float" office:value="1835" calcext:value-type="float">
            <text:p>1835</text:p>
          </table:table-cell>
          <table:table-cell table:style-name="ce58" office:value-type="float" office:value="115" calcext:value-type="float">
            <text:p>115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1" calcext:value-type="float">
            <text:p>2031</text:p>
          </table:table-cell>
          <table:table-cell table:style-name="ce58" office:value-type="float" office:value="1798" calcext:value-type="float">
            <text:p>1798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128" calcext:value-type="float">
            <text:p>2128</text:p>
          </table:table-cell>
          <table:table-cell table:style-name="ce58" office:value-type="float" office:value="1876" calcext:value-type="float">
            <text:p>1876</text:p>
          </table:table-cell>
          <table:table-cell table:style-name="ce58" office:value-type="float" office:value="116" calcext:value-type="float">
            <text:p>116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1" calcext:value-type="float">
            <text:p>2031</text:p>
          </table:table-cell>
          <table:table-cell table:style-name="ce58" office:value-type="float" office:value="1798" calcext:value-type="float">
            <text:p>1798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2129" calcext:value-type="float">
            <text:p>2129</text:p>
          </table:table-cell>
          <table:table-cell table:style-name="ce58" office:value-type="float" office:value="1877" calcext:value-type="float">
            <text:p>1877</text:p>
          </table:table-cell>
          <table:table-cell table:style-name="ce58" office:value-type="float" office:value="116" calcext:value-type="float">
            <text:p>116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Ootmarsum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Klooster Onze Lieve Vrouw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8"/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08" calcext:value-type="float">
            <text:p>20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7" calcext:value-type="float">
            <text:p>447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0" calcext:value-type="float">
            <text:p>21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33" calcext:value-type="float">
            <text:p>433</text:p>
          </table:table-cell>
          <table:table-cell table:style-name="ce58" office:value-type="float" office:value="503" calcext:value-type="float">
            <text:p>50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8" calcext:value-type="float">
            <text:p>448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765" calcext:value-type="float">
            <text:p>765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37" calcext:value-type="float">
            <text:p>737</text:p>
          </table:table-cell>
          <table:table-cell table:style-name="ce58" office:value-type="float" office:value="781" calcext:value-type="float">
            <text:p>781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Raalt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43" office:value-type="string" calcext:value-type="string">
            <text:p>Liefde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Tijeraa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61" calcext:value-type="float">
            <text:p>16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Tijeraa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8" calcext:value-type="float">
            <text:p>26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656" calcext:value-type="float">
            <text:p>656</text:p>
          </table:table-cell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65" calcext:value-type="float">
            <text:p>665</text:p>
          </table:table-cell>
          <table:table-cell table:style-name="ce58" office:value-type="float" office:value="619" calcext:value-type="float">
            <text:p>619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Linderte</text:p>
          </table:table-cell>
          <table:table-cell table:style-name="ce43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Luttenberg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Boetele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Heete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90" calcext:value-type="float">
            <text:p>590</text:p>
          </table:table-cell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Ramele</text:p>
          </table:table-cell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Pleegste</text:p>
          </table:table-cell>
          <table:table-cell table:style-name="ce43"/>
          <table:table-cell table:style-name="ce46"/>
          <table:table-cell table:style-name="ce52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36" calcext:value-type="float">
            <text:p>13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38" calcext:value-type="float">
            <text:p>138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Broekland</text:p>
          </table:table-cell>
          <table:table-cell table:style-name="ce43"/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98" calcext:value-type="float">
            <text:p>9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82" calcext:value-type="float">
            <text:p>28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59" calcext:value-type="float">
            <text:p>559</text:p>
          </table:table-cell>
          <table:table-cell table:style-name="ce58" office:value-type="float" office:value="588" calcext:value-type="float">
            <text:p>58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69" calcext:value-type="float">
            <text:p>569</text:p>
          </table:table-cell>
          <table:table-cell table:style-name="ce58" office:value-type="float" office:value="594" calcext:value-type="float">
            <text:p>594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7" calcext:value-type="float">
            <text:p>90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346" calcext:value-type="float">
            <text:p>2346</text:p>
          </table:table-cell>
          <table:table-cell table:style-name="ce58" office:value-type="float" office:value="2130" calcext:value-type="float">
            <text:p>213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368" calcext:value-type="float">
            <text:p>2368</text:p>
          </table:table-cell>
          <table:table-cell table:style-name="ce58" office:value-type="float" office:value="2163" calcext:value-type="float">
            <text:p>2163</text:p>
          </table:table-cell>
          <table:table-cell table:style-name="ce58" office:value-type="float" office:value="39" calcext:value-type="float">
            <text:p>39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9" calcext:value-type="float">
            <text:p>118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905" calcext:value-type="float">
            <text:p>2905</text:p>
          </table:table-cell>
          <table:table-cell table:style-name="ce58" office:value-type="float" office:value="2718" calcext:value-type="float">
            <text:p>2718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37" calcext:value-type="float">
            <text:p>2937</text:p>
          </table:table-cell>
          <table:table-cell table:style-name="ce58" office:value-type="float" office:value="2757" calcext:value-type="float">
            <text:p>2757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9" calcext:value-type="float">
            <text:p>118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905" calcext:value-type="float">
            <text:p>2905</text:p>
          </table:table-cell>
          <table:table-cell table:style-name="ce58" office:value-type="float" office:value="2718" calcext:value-type="float">
            <text:p>2718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38" calcext:value-type="float">
            <text:p>2938</text:p>
          </table:table-cell>
          <table:table-cell table:style-name="ce58" office:value-type="float" office:value="2757" calcext:value-type="float">
            <text:p>2757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Rijssen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95" calcext:value-type="float">
            <text:p>6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50" calcext:value-type="float">
            <text:p>2050</text:p>
          </table:table-cell>
          <table:table-cell table:style-name="ce58" office:value-type="float" office:value="1976" calcext:value-type="float">
            <text:p>1976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Buitenwijk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95" calcext:value-type="float">
            <text:p>6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50" calcext:value-type="float">
            <text:p>2050</text:p>
          </table:table-cell>
          <table:table-cell table:style-name="ce58" office:value-type="float" office:value="1976" calcext:value-type="float">
            <text:p>1976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38" calcext:value-type="float">
            <text:p>83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2289" calcext:value-type="float">
            <text:p>2289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58" calcext:value-type="float">
            <text:p>2458</text:p>
          </table:table-cell>
          <table:table-cell table:style-name="ce58" office:value-type="float" office:value="2320" calcext:value-type="float">
            <text:p>2320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38" calcext:value-type="float">
            <text:p>83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2289" calcext:value-type="float">
            <text:p>2289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59" calcext:value-type="float">
            <text:p>2459</text:p>
          </table:table-cell>
          <table:table-cell table:style-name="ce58" office:value-type="float" office:value="2320" calcext:value-type="float">
            <text:p>2320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Staphorst</text:span><text:span text:style-name="T2"> (Geene kom)</text:span></text:p>
          </table:table-cell>
          <table:table-cell table:style-name="ce23" office:value-type="string" calcext:value-type="string" table:number-columns-spanned="1" table:number-rows-spanned="4">
            <text:p>Rouveen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Zuid - Eindigerslag</text:p>
          </table:table-cell>
          <table:table-cell table:style-name="ce43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298" calcext:value-type="float">
            <text:p>29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299" calcext:value-type="float">
            <text:p>299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Munnikenslag</text:p>
          </table:table-cell>
          <table:table-cell table:style-name="ce43"/>
          <table:table-cell table:style-name="ce46"/>
          <table:table-cell table:style-name="ce52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isschopsslag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18" calcext:value-type="float">
            <text:p>218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Oosterslag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03" calcext:value-type="float">
            <text:p>203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Staphorst</text:p>
          </table:table-cell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Middenwoldigerslag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58" calcext:value-type="float">
            <text:p>25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Achterhoevenslag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ergerslag</text:p>
          </table:table-cell>
          <table:table-cell table:style-name="ce43" office:value-type="string" calcext:value-type="string">
            <text:p>Het Armen-werk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37" calcext:value-type="float">
            <text:p>13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327" calcext:value-type="float">
            <text:p>32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ullingerslag</text:p>
          </table:table-cell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table:number-columns-repeated="4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table:number-columns-repeated="2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IJhorst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Lijen en Overlankhorst</text:p>
          </table:table-cell>
          <table:table-cell table:style-name="ce43"/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table:number-columns-repeated="2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Lankhorst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L</text:p>
          </table:table-cell>
          <table:table-cell table:style-name="ce32"/>
          <table:table-cell table:style-name="ce32" office:value-type="string" calcext:value-type="string">
            <text:p>Ijhorst</text:p>
          </table:table-cell>
          <table:table-cell table:style-name="ce43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167" calcext:value-type="float">
            <text:p>167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en Huis</text:p>
          </table:table-cell>
          <table:table-cell table:style-name="ce43"/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9" calcext:value-type="float">
            <text:p>89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Hesselingen en Hamingen</text:p>
          </table:table-cell>
          <table:table-cell table:style-name="ce43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76" calcext:value-type="float">
            <text:p>1076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2698" calcext:value-type="float">
            <text:p>2698</text:p>
          </table:table-cell>
          <table:table-cell table:style-name="ce58" office:value-type="float" office:value="2593" calcext:value-type="float">
            <text:p>259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728" calcext:value-type="float">
            <text:p>2728</text:p>
          </table:table-cell>
          <table:table-cell table:style-name="ce58" office:value-type="float" office:value="2604" calcext:value-type="float">
            <text:p>260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2">
            <text:p>Steenwijk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9" calcext:value-type="float">
            <text:p>18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69" calcext:value-type="float">
            <text:p>469</text:p>
          </table:table-cell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75" calcext:value-type="float">
            <text:p>475</text:p>
          </table:table-cell>
          <table:table-cell table:style-name="ce58" office:value-type="float" office:value="492" calcext:value-type="float">
            <text:p>49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9" calcext:value-type="float">
            <text:p>14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table:number-columns-repeated="4"/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86" calcext:value-type="float">
            <text:p>28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208" calcext:value-type="float">
            <text:p>20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43" office:value-type="string" calcext:value-type="string">
            <text:p>Armhuis der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57" calcext:value-type="float">
            <text:p>15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422" calcext:value-type="float">
            <text:p>42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X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1" calcext:value-type="float">
            <text:p>61</text:p>
          </table:table-cell>
          <table:table-cell table:style-name="ce58" table:number-columns-repeated="2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65" calcext:value-type="float">
            <text:p>1065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393" calcext:value-type="float">
            <text:p>2393</text:p>
          </table:table-cell>
          <table:table-cell table:style-name="ce58" office:value-type="float" office:value="2525" calcext:value-type="float">
            <text:p>2525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444" calcext:value-type="float">
            <text:p>2444</text:p>
          </table:table-cell>
          <table:table-cell table:style-name="ce58" office:value-type="float" office:value="2561" calcext:value-type="float">
            <text:p>2561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74" calcext:value-type="float">
            <text:p>7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0" calcext:value-type="float">
            <text:p>11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548" calcext:value-type="float">
            <text:p>2548</text:p>
          </table:table-cell>
          <table:table-cell table:style-name="ce58" office:value-type="float" office:value="2656" calcext:value-type="float">
            <text:p>2656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2627" calcext:value-type="float">
            <text:p>2627</text:p>
          </table:table-cell>
          <table:table-cell table:style-name="ce58" office:value-type="float" office:value="2715" calcext:value-type="float">
            <text:p>2715</text:p>
          </table:table-cell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75" calcext:value-type="float">
            <text:p>7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0" calcext:value-type="float">
            <text:p>11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548" calcext:value-type="float">
            <text:p>2548</text:p>
          </table:table-cell>
          <table:table-cell table:style-name="ce58" office:value-type="float" office:value="2656" calcext:value-type="float">
            <text:p>2656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629" calcext:value-type="float">
            <text:p>2629</text:p>
          </table:table-cell>
          <table:table-cell table:style-name="ce58" office:value-type="float" office:value="2716" calcext:value-type="float">
            <text:p>2716</text:p>
          </table:table-cell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75" calcext:value-type="float">
            <text:p>7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40">
            <text:p>Steenwijkerwold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hij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Zuidveen</text:p>
          </table:table-cell>
          <table:table-cell table:style-name="ce43"/>
          <table:table-cell table:style-name="ce46"/>
          <table:table-cell table:style-name="ce52" office:value-type="float" office:value="127" calcext:value-type="float">
            <text:p>127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 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k</text:p>
          </table:table-cell>
          <table:table-cell table:style-name="ce43"/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osterho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Berg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oor en Brauweringen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aas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eze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6" calcext:value-type="float">
            <text:p>56</text:p>
          </table:table-cell>
          <table:table-cell table:style-name="ce58" table:number-columns-repeated="2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ondeblesse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Pol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olterholten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Achterbuurt</text:p>
          </table:table-cell>
          <table:table-cell table:style-name="ce43"/>
          <table:table-cell table:style-name="ce46"/>
          <table:table-cell table:style-name="ce52" office:value-type="float" office:value="58" calcext:value-type="float">
            <text:p>58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erkbuurt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elderingen</text:p>
          </table:table-cell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Huttenberg</text:p>
          </table:table-cell>
          <table:table-cell table:style-name="ce43"/>
          <table:table-cell table:style-name="ce46"/>
          <table:table-cell table:style-name="ce52" office:value-type="float" office:value="62" calcext:value-type="float">
            <text:p>6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osse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6" calcext:value-type="float">
            <text:p>10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7" calcext:value-type="float">
            <text:p>107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sterwold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Voshoek</text:p>
          </table:table-cell>
          <table:table-cell table:style-name="ce43"/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Vels en Uringe</text:p>
          </table:table-cell>
          <table:table-cell table:style-name="ce43"/>
          <table:table-cell table:style-name="ce46"/>
          <table:table-cell table:style-name="ce52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Molenhoek, Gerritshoek en Lage Egge</text:p>
          </table:table-cell>
          <table:table-cell table:style-name="ce43"/>
          <table:table-cell table:style-name="ce46"/>
          <table:table-cell table:style-name="ce52" office:value-type="float" office:value="47" calcext:value-type="float">
            <text:p>4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9" calcext:value-type="float">
            <text:p>9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hij</text:p>
          </table:table-cell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wikkelo en Lage Egg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number-columns-repeated="2" table:style-name="ce58" office:value-type="float" office:value="37" calcext:value-type="float">
            <text:p>3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Verlaa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7" calcext:value-type="float">
            <text:p>67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/>
          <table:table-cell table:style-name="ce32" office:value-type="string" calcext:value-type="string">
            <text:p>Onna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Kallenkote</text:p>
          </table:table-cell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/>
          <table:table-cell table:style-name="ce32" office:value-type="string" calcext:value-type="string">
            <text:p>Eesveen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/>
          <table:table-cell table:style-name="ce32" office:value-type="string" calcext:value-type="string">
            <text:p>Wetering en Scheerwolde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67" calcext:value-type="float">
            <text:p>16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99" calcext:value-type="float">
            <text:p>39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/>
          <table:table-cell table:style-name="ce32" office:value-type="string" calcext:value-type="string">
            <text:p>Nederlan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/>
          <table:table-cell table:style-name="ce32" office:value-type="string" calcext:value-type="string">
            <text:p>Muggebee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/>
          <table:table-cell table:style-name="ce32" office:value-type="string" calcext:value-type="string">
            <text:p>Willemsoord</text:p>
          </table:table-cell>
          <table:table-cell table:style-name="ce43" office:value-type="string" calcext:value-type="string">
            <text:p>Maatschappij van Weldadigheid</text:p>
          </table:table-cell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83" calcext:value-type="float">
            <text:p>18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42" calcext:value-type="float">
            <text:p>442</text:p>
          </table:table-cell>
          <table:table-cell table:style-name="ce58" office:value-type="float" office:value="377" calcext:value-type="float">
            <text:p>37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6" calcext:value-type="float">
            <text:p>446</text:p>
          </table:table-cell>
          <table:table-cell table:style-name="ce58" office:value-type="float" office:value="379" calcext:value-type="float">
            <text:p>37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8" calcext:value-type="float">
            <text:p>1088</text:p>
          </table:table-cell>
          <table:table-cell table:style-name="ce58" office:value-type="float" office:value="54" calcext:value-type="float">
            <text:p>5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748" calcext:value-type="float">
            <text:p>2748</text:p>
          </table:table-cell>
          <table:table-cell table:style-name="ce58" office:value-type="float" office:value="2478" calcext:value-type="float">
            <text:p>2478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799" calcext:value-type="float">
            <text:p>2799</text:p>
          </table:table-cell>
          <table:table-cell table:style-name="ce58" office:value-type="float" office:value="2502" calcext:value-type="float">
            <text:p>2502</text:p>
          </table:table-cell>
          <table:table-cell table:style-name="ce58" office:value-type="float" office:value="42" calcext:value-type="float">
            <text:p>42</text:p>
          </table:table-cell>
          <table:table-cell table:style-name="ce68" office:value-type="float" office:value="28" calcext:value-type="float">
            <text:p>28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71" calcext:value-type="float">
            <text:p>1271</text:p>
          </table:table-cell>
          <table:table-cell table:style-name="ce58" office:value-type="float" office:value="63" calcext:value-type="float">
            <text:p>6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90" calcext:value-type="float">
            <text:p>3190</text:p>
          </table:table-cell>
          <table:table-cell table:style-name="ce58" office:value-type="float" office:value="2855" calcext:value-type="float">
            <text:p>2855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245" calcext:value-type="float">
            <text:p>3245</text:p>
          </table:table-cell>
          <table:table-cell table:style-name="ce58" office:value-type="float" office:value="2881" calcext:value-type="float">
            <text:p>2881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Tub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bbergen</text:p>
          </table:table-cell>
          <table:table-cell table:style-name="ce43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250" calcext:value-type="float">
            <text:p>250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269" calcext:value-type="float">
            <text:p>269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Fleringen</text:p>
          </table:table-cell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Albergen</text:p>
          </table:table-cell>
          <table:table-cell table:style-name="ce43"/>
          <table:table-cell table:style-name="ce46"/>
          <table:table-cell table:style-name="ce52" office:value-type="float" office:value="198" calcext:value-type="float">
            <text:p>19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465" calcext:value-type="float">
            <text:p>46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470" calcext:value-type="float">
            <text:p>470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Geesteren</text:p>
          </table:table-cell>
          <table:table-cell table:style-name="ce43"/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769" calcext:value-type="float">
            <text:p>769</text:p>
          </table:table-cell>
          <table:table-cell table:style-name="ce58" office:value-type="float" office:value="691" calcext:value-type="float">
            <text:p>69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698" calcext:value-type="float">
            <text:p>69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angeveen</text:p>
          </table:table-cell>
          <table:table-cell table:style-name="ce43"/>
          <table:table-cell table:style-name="ce46"/>
          <table:table-cell table:style-name="ce52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5" calcext:value-type="float">
            <text:p>335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zingen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Mander</text:p>
          </table:table-cell>
          <table:table-cell table:style-name="ce43"/>
          <table:table-cell table:style-name="ce46"/>
          <table:table-cell table:style-name="ce52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Vasse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J</text:p>
          </table:table-cell>
          <table:table-cell table:style-name="ce32"/>
          <table:table-cell table:style-name="ce32" office:value-type="string" calcext:value-type="string">
            <text:p>Haarle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Reutum</text:p>
          </table:table-cell>
          <table:table-cell table:style-name="ce43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Manderveen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72" calcext:value-type="float">
            <text:p>172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3" calcext:value-type="float">
            <text:p>23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45" calcext:value-type="float">
            <text:p>1145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39" calcext:value-type="float">
            <text:p>3039</text:p>
          </table:table-cell>
          <table:table-cell table:style-name="ce58" office:value-type="float" office:value="2737" calcext:value-type="float">
            <text:p>2737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099" calcext:value-type="float">
            <text:p>3099</text:p>
          </table:table-cell>
          <table:table-cell table:style-name="ce58" office:value-type="float" office:value="2781" calcext:value-type="float">
            <text:p>2781</text:p>
          </table:table-cell>
          <table:table-cell table:style-name="ce58" office:value-type="float" office:value="110" calcext:value-type="float">
            <text:p>110</text:p>
          </table:table-cell>
          <table:table-cell table:style-name="ce68" office:value-type="float" office:value="80" calcext:value-type="float">
            <text:p>80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24" calcext:value-type="float">
            <text:p>12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31" calcext:value-type="float">
            <text:p>3231</text:p>
          </table:table-cell>
          <table:table-cell table:style-name="ce58" office:value-type="float" office:value="2953" calcext:value-type="float">
            <text:p>2953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294" calcext:value-type="float">
            <text:p>3294</text:p>
          </table:table-cell>
          <table:table-cell table:style-name="ce58" office:value-type="float" office:value="3001" calcext:value-type="float">
            <text:p>3001</text:p>
          </table:table-cell>
          <table:table-cell table:style-name="ce58" office:value-type="float" office:value="112" calcext:value-type="float">
            <text:p>112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5">
            <text:p>Stad-Vollenhov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Arm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Groot - 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44" calcext:value-type="float">
            <text:p>34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866" calcext:value-type="float">
            <text:p>866</text:p>
          </table:table-cell>
          <table:table-cell table:style-name="ce58" office:value-type="float" office:value="774" calcext:value-type="float">
            <text:p>77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81" calcext:value-type="float">
            <text:p>881</text:p>
          </table:table-cell>
          <table:table-cell table:style-name="ce58" office:value-type="float" office:value="785" calcext:value-type="float">
            <text:p>78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6" calcext:value-type="float">
            <text:p>34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86" calcext:value-type="float">
            <text:p>886</text:p>
          </table:table-cell>
          <table:table-cell table:style-name="ce58" office:value-type="float" office:value="791" calcext:value-type="float">
            <text:p>79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01" calcext:value-type="float">
            <text:p>901</text:p>
          </table:table-cell>
          <table:table-cell table:style-name="ce58" office:value-type="float" office:value="802" calcext:value-type="float">
            <text:p>802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Ambt-Vollenhov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Barsbeek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1" calcext:value-type="float">
            <text:p>151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86" calcext:value-type="float">
            <text:p>18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5" calcext:value-type="float">
            <text:p>495</text:p>
          </table:table-cell>
          <table:table-cell table:style-name="ce58" office:value-type="float" office:value="428" calcext:value-type="float">
            <text:p>42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 Leeuwte</text:p>
          </table:table-cell>
          <table:table-cell table:style-name="ce43"/>
          <table:table-cell table:style-name="ce46"/>
          <table:table-cell table:style-name="ce52" office:value-type="float" office:value="171" calcext:value-type="float">
            <text:p>17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70" calcext:value-type="float">
            <text:p>470</text:p>
          </table:table-cell>
          <table:table-cell table:style-name="ce58" office:value-type="float" office:value="436" calcext:value-type="float">
            <text:p>43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79" calcext:value-type="float">
            <text:p>479</text:p>
          </table:table-cell>
          <table:table-cell table:style-name="ce58" office:value-type="float" office:value="439" calcext:value-type="float">
            <text:p>43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aarlo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1" calcext:value-type="float">
            <text:p>151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84" calcext:value-type="float">
            <text:p>38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048" calcext:value-type="float">
            <text:p>1048</text:p>
          </table:table-cell>
          <table:table-cell table:style-name="ce58" office:value-type="float" office:value="941" calcext:value-type="float">
            <text:p>94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65" calcext:value-type="float">
            <text:p>1065</text:p>
          </table:table-cell>
          <table:table-cell table:style-name="ce58" office:value-type="float" office:value="947" calcext:value-type="float">
            <text:p>947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44" calcext:value-type="float">
            <text:p>44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195" calcext:value-type="float">
            <text:p>1195</text:p>
          </table:table-cell>
          <table:table-cell table:style-name="ce58" office:value-type="float" office:value="1091" calcext:value-type="float">
            <text:p>109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12" calcext:value-type="float">
            <text:p>1212</text:p>
          </table:table-cell>
          <table:table-cell table:style-name="ce58" office:value-type="float" office:value="1098" calcext:value-type="float">
            <text:p>1098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Vriezenve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Vriezenveen</text:p>
          </table:table-cell>
          <table:table-cell table:style-name="ce43"/>
          <table:table-cell table:style-name="ce46"/>
          <table:table-cell table:style-name="ce52" office:value-type="float" office:value="121" calcext:value-type="float">
            <text:p>121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03" calcext:value-type="float">
            <text:p>20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3" calcext:value-type="float">
            <text:p>12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't Slot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ibculo</text:p>
          </table:table-cell>
          <table:table-cell table:style-name="ce43"/>
          <table:table-cell table:style-name="ce46"/>
          <table:table-cell table:style-name="ce52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ruinehaar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Pollen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table:number-columns-repeated="2"/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Aa</text:p>
          </table:table-cell>
          <table:table-cell table:style-name="ce43"/>
          <table:table-cell table:style-name="ce46"/>
          <table:table-cell table:style-name="ce52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Westerhoev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42" calcext:value-type="float">
            <text:p>642</text:p>
          </table:table-cell>
          <table:table-cell table:style-name="ce58" office:value-type="float" office:value="66" calcext:value-type="float">
            <text:p>66</text:p>
          </table:table-cell>
          <table:table-cell table:style-name="ce58" table:number-columns-repeated="3"/>
          <table:table-cell table:style-name="ce58" office:value-type="float" office:value="1548" calcext:value-type="float">
            <text:p>1548</text:p>
          </table:table-cell>
          <table:table-cell table:style-name="ce58" office:value-type="float" office:value="1430" calcext:value-type="float">
            <text:p>14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79" calcext:value-type="float">
            <text:p>1579</text:p>
          </table:table-cell>
          <table:table-cell table:style-name="ce58" office:value-type="float" office:value="1454" calcext:value-type="float">
            <text:p>1454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5" calcext:value-type="float">
            <text:p>15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390" calcext:value-type="float">
            <text:p>390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34" calcext:value-type="float">
            <text:p>34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97" calcext:value-type="float">
            <text:p>797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68" calcext:value-type="float">
            <text:p>1968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844" calcext:value-type="float">
            <text:p>1844</text:p>
          </table:table-cell>
          <table:table-cell table:style-name="ce58" office:value-type="float" office:value="85" calcext:value-type="float">
            <text:p>85</text:p>
          </table:table-cell>
          <table:table-cell table:style-name="ce68" office:value-type="float" office:value="55" calcext:value-type="float">
            <text:p>55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Wanneperve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table:number-columns-repeated="2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42" calcext:value-type="float">
            <text:p>142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1" calcext:value-type="float">
            <text:p>6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9" calcext:value-type="float">
            <text:p>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174" calcext:value-type="float">
            <text:p>17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175" calcext:value-type="float">
            <text:p>175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5" calcext:value-type="float">
            <text:p>1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3"/>
          <table:table-cell table:style-name="ce58" office:value-type="float" office:value="269" calcext:value-type="float">
            <text:p>269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18" calcext:value-type="float">
            <text:p>518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37" calcext:value-type="float">
            <text:p>537</text:p>
          </table:table-cell>
          <table:table-cell table:style-name="ce58" office:value-type="float" office:value="442" calcext:value-type="float">
            <text:p>442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87" calcext:value-type="float">
            <text:p>787</text:p>
          </table:table-cell>
          <table:table-cell table:style-name="ce58" office:value-type="float" office:value="710" calcext:value-type="float">
            <text:p>7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727" calcext:value-type="float">
            <text:p>727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Weerselo</text:span><text:span text:style-name="T2"> (Geene kom)</text:span></text:p>
          </table:table-cell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eerslo</text:p>
          </table:table-cell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51" calcext:value-type="float">
            <text:p>25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Lemselo</text:p>
          </table:table-cell>
          <table:table-cell table:style-name="ce43"/>
          <table:table-cell table:style-name="ce46"/>
          <table:table-cell table:style-name="ce52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Nijstad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/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ulder</text:p>
          </table:table-cell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58" calcext:value-type="float">
            <text:p>458</text:p>
          </table:table-cell>
          <table:table-cell table:style-name="ce58" office:value-type="float" office:value="451" calcext:value-type="float">
            <text:p>45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Volthe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Rossum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eurningen</text:p>
          </table:table-cell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28" calcext:value-type="float">
            <text:p>328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Gammelke</text:p>
          </table:table-cell>
          <table:table-cell table:style-name="ce43"/>
          <table:table-cell table:style-name="ce46"/>
          <table:table-cell table:style-name="ce52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5" calcext:value-type="float">
            <text:p>125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Klein - Driene</text:p>
          </table:table-cell>
          <table:table-cell table:style-name="ce43"/>
          <table:table-cell table:style-name="ce46"/>
          <table:table-cell table:style-name="ce52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Hasselo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20" calcext:value-type="float">
            <text:p>920</text:p>
          </table:table-cell>
          <table:table-cell table:style-name="ce58" office:value-type="float" office:value="51" calcext:value-type="float">
            <text:p>51</text:p>
          </table:table-cell>
          <table:table-cell table:style-name="ce58" table:number-columns-repeated="3"/>
          <table:table-cell table:style-name="ce58" office:value-type="float" office:value="2228" calcext:value-type="float">
            <text:p>2228</text:p>
          </table:table-cell>
          <table:table-cell table:style-name="ce58" office:value-type="float" office:value="2251" calcext:value-type="float">
            <text:p>2251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2281" calcext:value-type="float">
            <text:p>2281</text:p>
          </table:table-cell>
          <table:table-cell table:style-name="ce58" office:value-type="float" office:value="2296" calcext:value-type="float">
            <text:p>2296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Wierd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erden</text:p>
          </table:table-cell>
          <table:table-cell table:style-name="ce43"/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Enter</text:p>
          </table:table-cell>
          <table:table-cell table:style-name="ce43"/>
          <table:table-cell table:style-name="ce46"/>
          <table:table-cell table:style-name="ce52" office:value-type="float" office:value="159" calcext:value-type="float">
            <text:p>15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W.B.K.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erden</text:p>
          </table:table-cell>
          <table:table-cell table:style-name="ce43"/>
          <table:table-cell table:style-name="ce46"/>
          <table:table-cell table:style-name="ce52" office:value-type="float" office:value="256" calcext:value-type="float">
            <text:p>25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613" calcext:value-type="float">
            <text:p>61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22" calcext:value-type="float">
            <text:p>622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Hooge Hexel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Notter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Zuna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ectum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Ypelo</text:p>
          </table:table-cell>
          <table:table-cell table:style-name="ce43"/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4" calcext:value-type="float">
            <text:p>94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nterbroek</text:p>
          </table:table-cell>
          <table:table-cell table:style-name="ce43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89" calcext:value-type="float">
            <text:p>38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nter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35" calcext:value-type="float">
            <text:p>735</text:p>
          </table:table-cell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730" calcext:value-type="float">
            <text:p>730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1" calcext:value-type="float">
            <text:p>88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368" calcext:value-type="float">
            <text:p>2368</text:p>
          </table:table-cell>
          <table:table-cell table:style-name="ce58" office:value-type="float" office:value="2099" calcext:value-type="float">
            <text:p>2099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2430" calcext:value-type="float">
            <text:p>2430</text:p>
          </table:table-cell>
          <table:table-cell table:style-name="ce58" office:value-type="float" office:value="2149" calcext:value-type="float">
            <text:p>2149</text:p>
          </table:table-cell>
          <table:table-cell table:style-name="ce58" office:value-type="float" office:value="56" calcext:value-type="float">
            <text:p>56</text:p>
          </table:table-cell>
          <table:table-cell table:style-name="ce68" office:value-type="float" office:value="79" calcext:value-type="float">
            <text:p>79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6" calcext:value-type="float">
            <text:p>120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103" calcext:value-type="float">
            <text:p>3103</text:p>
          </table:table-cell>
          <table:table-cell table:style-name="ce58" office:value-type="float" office:value="2816" calcext:value-type="float">
            <text:p>2816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3185" calcext:value-type="float">
            <text:p>3185</text:p>
          </table:table-cell>
          <table:table-cell table:style-name="ce58" office:value-type="float" office:value="2879" calcext:value-type="float">
            <text:p>2879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11" calcext:value-type="float">
            <text:p>111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Wijh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Instituut - Bolkensteij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14" calcext:value-type="float">
            <text:p>31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80" calcext:value-type="float">
            <text:p>680</text:p>
          </table:table-cell>
          <table:table-cell table:style-name="ce58" office:value-type="float" office:value="647" calcext:value-type="float">
            <text:p>647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72" calcext:value-type="float">
            <text:p>672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engelo</text:p>
          </table:table-cell>
          <table:table-cell table:style-name="ce43"/>
          <table:table-cell table:style-name="ce46"/>
          <table:table-cell table:style-name="ce52" office:value-type="float" office:value="115" calcext:value-type="float">
            <text:p>11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Hengeveld</text:p>
          </table:table-cell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table:number-columns-repeated="4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Tongeren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7" calcext:value-type="float">
            <text:p>17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Wechterholt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rken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Wijnvoorden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Marle</text:p>
          </table:table-cell>
          <table:table-cell table:style-name="ce43"/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5" calcext:value-type="float">
            <text:p>315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54" calcext:value-type="float">
            <text:p>55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1235" calcext:value-type="float">
            <text:p>1235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417" calcext:value-type="float">
            <text:p>1417</text:p>
          </table:table-cell>
          <table:table-cell table:style-name="ce58" office:value-type="float" office:value="1270" calcext:value-type="float">
            <text:p>127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28" calcext:value-type="float">
            <text:p>28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69" calcext:value-type="float">
            <text:p>869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082" calcext:value-type="float">
            <text:p>2082</text:p>
          </table:table-cell>
          <table:table-cell table:style-name="ce58" office:value-type="float" office:value="1896" calcext:value-type="float">
            <text:p>189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130" calcext:value-type="float">
            <text:p>2130</text:p>
          </table:table-cell>
          <table:table-cell table:style-name="ce58" office:value-type="float" office:value="1956" calcext:value-type="float">
            <text:p>1956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Wilsum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lsum</text:p>
          </table:table-cell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Wilsummerwaard </text:p>
          </table:table-cell>
          <table:table-cell table:style-name="ce43"/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Onderdijks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Uiterwijk</text:p>
          </table:table-cell>
          <table:table-cell table:style-name="ce43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Nieuwstad</text:p>
          </table:table-cell>
          <table:table-cell table:style-name="ce43"/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67" calcext:value-type="float">
            <text:p>367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1">
          <table:table-cell table:style-name="ce8" office:value-type="string" calcext:value-type="string" table:number-columns-spanned="1" table:number-rows-spanned="6">
            <text:p>Zalk en Veecat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Zalk</text:p>
          </table:table-cell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Zalk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1" calcext:value-type="float">
            <text:p>11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Veecaten</text:p>
          </table:table-cell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table:number-columns-repeated="4"/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69" calcext:value-type="float">
            <text:p>16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96" calcext:value-type="float">
            <text:p>19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88" calcext:value-type="float">
            <text:p>488</text:p>
          </table:table-cell>
          <table:table-cell table:style-name="ce58" office:value-type="float" office:value="466" calcext:value-type="float">
            <text:p>4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93" calcext:value-type="float">
            <text:p>493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9">
            <text:p>Zwartsluis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't Armenhuis der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3" calcext:value-type="float">
            <text:p>16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table:number-columns-repeated="6"/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485" calcext:value-type="float">
            <text:p>485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7" calcext:value-type="float">
            <text:p>237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3"/>
          <table:table-cell table:style-name="ce58" office:value-type="float" office:value="426" calcext:value-type="float">
            <text:p>426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56" calcext:value-type="float">
            <text:p>456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table:number-columns-repeated="6"/>
          <table:table-cell table:style-name="ce58" office:value-type="float" office:value="49" calcext:value-type="float">
            <text:p>49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68" office:value-type="float" office:value="6" calcext:value-type="float">
            <text:p>6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0" calcext:value-type="float">
            <text:p>150</text:p>
          </table:table-cell>
          <table:table-cell table:style-name="ce58" table:number-columns-repeated="3"/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31" calcext:value-type="float">
            <text:p>331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1" calcext:value-type="float">
            <text:p>651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319" calcext:value-type="float">
            <text:p>1319</text:p>
          </table:table-cell>
          <table:table-cell table:style-name="ce58" office:value-type="float" office:value="1433" calcext:value-type="float">
            <text:p>143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77" calcext:value-type="float">
            <text:p>1377</text:p>
          </table:table-cell>
          <table:table-cell table:style-name="ce58" office:value-type="float" office:value="1453" calcext:value-type="float">
            <text:p>1453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98" calcext:value-type="float">
            <text:p>98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9" calcext:value-type="float">
            <text:p>109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373" calcext:value-type="float">
            <text:p>37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626" calcext:value-type="float">
            <text:p>626</text:p>
          </table:table-cell>
          <table:table-cell table:style-name="ce58" office:value-type="float" office:value="545" calcext:value-type="float">
            <text:p>545</text:p>
          </table:table-cell>
          <table:table-cell table:style-name="ce58"/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60" calcext:value-type="float">
            <text:p>760</text:p>
          </table:table-cell>
          <table:table-cell table:style-name="ce58" office:value-type="float" office:value="68" calcext:value-type="float">
            <text:p>68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572" calcext:value-type="float">
            <text:p>1572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107" calcext:value-type="float">
            <text:p>107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60" calcext:value-type="float">
            <text:p>760</text:p>
          </table:table-cell>
          <table:table-cell table:style-name="ce58" office:value-type="float" office:value="68" calcext:value-type="float">
            <text:p>68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572" calcext:value-type="float">
            <text:p>1572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004" calcext:value-type="float">
            <text:p>2004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107" calcext:value-type="float">
            <text:p>107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55">
            <text:p>Zwoll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473" calcext:value-type="float">
            <text:p>47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23" calcext:value-type="float">
            <text:p>423</text:p>
          </table:table-cell>
          <table:table-cell table:style-name="ce58" office:value-type="float" office:value="484" calcext:value-type="float">
            <text:p>484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03" calcext:value-type="float">
            <text:p>20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571" calcext:value-type="float">
            <text:p>57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51" calcext:value-type="float">
            <text:p>451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Het R.C.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33" calcext:value-type="float">
            <text:p>23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622" calcext:value-type="float">
            <text:p>622</text:p>
          </table:table-cell>
          <table:table-cell table:style-name="ce58" office:value-type="float" office:value="663" calcext:value-type="float">
            <text:p>66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81" calcext:value-type="float">
            <text:p>681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De Zwierenhuizen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Boerenkazern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4" calcext:value-type="float">
            <text:p>74</text:p>
          </table:table-cell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94" calcext:value-type="float">
            <text:p>29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733" calcext:value-type="float">
            <text:p>733</text:p>
          </table:table-cell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54" calcext:value-type="float">
            <text:p>754</text:p>
          </table:table-cell>
          <table:table-cell table:style-name="ce58" office:value-type="float" office:value="789" calcext:value-type="float">
            <text:p>789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et Binnen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7" calcext:value-type="float">
            <text:p>16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527" calcext:value-type="float">
            <text:p>527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 office:value-type="string" calcext:value-type="string">
            <text:p>Het weeshuis de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97" calcext:value-type="float">
            <text:p>39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417" calcext:value-type="float">
            <text:p>417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 office:value-type="string" calcext:value-type="string">
            <text:p>Het R.C. Liefde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2" calcext:value-type="float">
            <text:p>7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05" calcext:value-type="float">
            <text:p>20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687" calcext:value-type="float">
            <text:p>687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 office:value-type="string" calcext:value-type="string">
            <text:p>De Vilsterenshuiz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36" calcext:value-type="float">
            <text:p>36</text:p>
          </table:table-cell>
          <table:table-cell table:style-name="ce58" table:number-columns-repeated="3"/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Emanuelshuizen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76" calcext:value-type="float">
            <text:p>17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468" calcext:value-type="float">
            <text:p>46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79" calcext:value-type="float">
            <text:p>379</text:p>
          </table:table-cell>
          <table:table-cell table:style-name="ce58" office:value-type="float" office:value="484" calcext:value-type="float">
            <text:p>484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s van bewaring, tevens Hulpstrafgevangen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2" calcext:value-type="float">
            <text:p>22</text:p>
          </table:table-cell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6" calcext:value-type="float">
            <text:p>286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769" calcext:value-type="float">
            <text:p>7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798" calcext:value-type="float">
            <text:p>79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7" calcext:value-type="float">
            <text:p>47</text:p>
          </table:table-cell>
          <table:table-cell table:style-name="ce58" table:number-columns-repeated="6"/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91" calcext:value-type="float">
            <text:p>9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 office:value-type="string" calcext:value-type="string">
            <text:p>Het Buiten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675" calcext:value-type="float">
            <text:p>6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559" calcext:value-type="float">
            <text:p>1559</text:p>
          </table:table-cell>
          <table:table-cell table:style-name="ce58" office:value-type="float" office:value="1514" calcext:value-type="float">
            <text:p>151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577" calcext:value-type="float">
            <text:p>1577</text:p>
          </table:table-cell>
          <table:table-cell table:style-name="ce58" office:value-type="float" office:value="1534" calcext:value-type="float">
            <text:p>1534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3" calcext:value-type="float">
            <text:p>2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6" calcext:value-type="float">
            <text:p>26</text:p>
          </table:table-cell>
          <table:table-cell table:style-name="ce58" table:number-columns-repeated="6"/>
          <table:table-cell table:style-name="ce5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 office:value-type="string" calcext:value-type="string">
            <text:p>Oudemannen- en 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46" calcext:value-type="float">
            <text:p>44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975" calcext:value-type="float">
            <text:p>975</text:p>
          </table:table-cell>
          <table:table-cell table:style-name="ce58" office:value-type="float" office:value="1091" calcext:value-type="float">
            <text:p>109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015" calcext:value-type="float">
            <text:p>1015</text:p>
          </table:table-cell>
          <table:table-cell table:style-name="ce58" office:value-type="float" office:value="1122" calcext:value-type="float">
            <text:p>1122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 table:number-columns-repeated="2"/>
          <table:table-cell table:style-name="ce43" office:value-type="string" calcext:value-type="string">
            <text:p>Het Gesticht v.d. H. Vincentius de Paulo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Het Sophia- Ziekenhui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Instituut - Loma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176" calcext:value-type="float">
            <text:p>117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691" calcext:value-type="float">
            <text:p>2691</text:p>
          </table:table-cell>
          <table:table-cell table:style-name="ce58" office:value-type="float" office:value="2619" calcext:value-type="float">
            <text:p>2619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752" calcext:value-type="float">
            <text:p>2752</text:p>
          </table:table-cell>
          <table:table-cell table:style-name="ce58" office:value-type="float" office:value="2646" calcext:value-type="float">
            <text:p>2646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 table:number-columns-repeated="2"/>
          <table:table-cell table:style-name="ce43" office:value-type="string" calcext:value-type="string">
            <text:p>Het Haersolt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000" calcext:value-type="float">
            <text:p>100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026" calcext:value-type="float">
            <text:p>1026</text:p>
          </table:table-cell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number-columns-repeated="2"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36" calcext:value-type="float">
            <text:p>2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640" calcext:value-type="float">
            <text:p>640</text:p>
          </table:table-cell>
          <table:table-cell table:style-name="ce58" office:value-type="float" office:value="629" calcext:value-type="float">
            <text:p>62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643" calcext:value-type="float">
            <text:p>64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58"/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637" calcext:value-type="float">
            <text:p>4637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0852" calcext:value-type="float">
            <text:p>10852</text:p>
          </table:table-cell>
          <table:table-cell table:style-name="ce58" office:value-type="float" office:value="11923" calcext:value-type="float">
            <text:p>11923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11240" calcext:value-type="float">
            <text:p>11240</text:p>
          </table:table-cell>
          <table:table-cell table:style-name="ce58" office:value-type="float" office:value="12204" calcext:value-type="float">
            <text:p>12204</text:p>
          </table:table-cell>
          <table:table-cell table:style-name="ce58" office:value-type="float" office:value="636" calcext:value-type="float">
            <text:p>636</text:p>
          </table:table-cell>
          <table:table-cell table:style-name="ce68" office:value-type="float" office:value="489" calcext:value-type="float">
            <text:p>48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98" calcext:value-type="float">
            <text:p>49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70" calcext:value-type="float">
            <text:p>1370</text:p>
          </table:table-cell>
          <table:table-cell table:style-name="ce58" office:value-type="float" office:value="1267" calcext:value-type="float">
            <text:p>1267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529" calcext:value-type="float">
            <text:p>1529</text:p>
          </table:table-cell>
          <table:table-cell table:style-name="ce58" office:value-type="float" office:value="1399" calcext:value-type="float">
            <text:p>1399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35" calcext:value-type="float">
            <text:p>513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222" calcext:value-type="float">
            <text:p>12222</text:p>
          </table:table-cell>
          <table:table-cell table:style-name="ce58" office:value-type="float" office:value="13190" calcext:value-type="float">
            <text:p>13190</text:p>
          </table:table-cell>
          <table:table-cell table:style-name="ce58" office:value-type="float" office:value="547" calcext:value-type="float">
            <text:p>547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2769" calcext:value-type="float">
            <text:p>12769</text:p>
          </table:table-cell>
          <table:table-cell table:style-name="ce58" office:value-type="float" office:value="13603" calcext:value-type="float">
            <text:p>13603</text:p>
          </table:table-cell>
          <table:table-cell table:style-name="ce58" office:value-type="float" office:value="674" calcext:value-type="float">
            <text:p>674</text:p>
          </table:table-cell>
          <table:table-cell table:style-name="ce68" office:value-type="float" office:value="518" calcext:value-type="float">
            <text:p>5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35" calcext:value-type="float">
            <text:p>513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222" calcext:value-type="float">
            <text:p>12222</text:p>
          </table:table-cell>
          <table:table-cell table:style-name="ce58" office:value-type="float" office:value="13190" calcext:value-type="float">
            <text:p>13190</text:p>
          </table:table-cell>
          <table:table-cell table:style-name="ce58" office:value-type="float" office:value="554" calcext:value-type="float">
            <text:p>554</text:p>
          </table:table-cell>
          <table:table-cell table:style-name="ce58" office:value-type="float" office:value="418" calcext:value-type="float">
            <text:p>418</text:p>
          </table:table-cell>
          <table:table-cell table:style-name="ce58" office:value-type="float" office:value="12776" calcext:value-type="float">
            <text:p>12776</text:p>
          </table:table-cell>
          <table:table-cell table:style-name="ce58" office:value-type="float" office:value="13608" calcext:value-type="float">
            <text:p>13608</text:p>
          </table:table-cell>
          <table:table-cell table:style-name="ce58" office:value-type="float" office:value="674" calcext:value-type="float">
            <text:p>674</text:p>
          </table:table-cell>
          <table:table-cell table:style-name="ce68" office:value-type="float" office:value="518" calcext:value-type="float">
            <text:p>5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34">
            <text:p><text:span text:style-name="T1">Zwollerkerspel</text:span><text:span text:style-name="T2"> (Geene kom)</text:span></text:p>
          </table:table-cell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Cellemuiden</text:p>
          </table:table-cell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Roebollige hoek</text:p>
          </table:table-cell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sselerdijk</text:p>
          </table:table-cell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3" calcext:value-type="float">
            <text:p>3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Genne Overwater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1" calcext:value-type="float">
            <text:p>4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Nieuwe - Wetering</text:p>
          </table:table-cell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84" calcext:value-type="float">
            <text:p>8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Oude-Wetering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Zeedijk</text:p>
          </table:table-cell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8" calcext:value-type="float">
            <text:p>2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iswetering</text:p>
          </table:table-cell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 Heerenbroek</text:p>
          </table:table-cell>
          <table:table-cell table:style-name="ce43"/>
          <table:table-cell table:style-name="ce46"/>
          <table:table-cell table:style-name="ce52" office:value-type="float" office:value="55" calcext:value-type="float">
            <text:p>55</text:p>
          </table:table-cell>
          <table:table-cell table:style-name="ce58" table:number-columns-repeated="4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estenholte</text:p>
          </table:table-cell>
          <table:table-cell table:style-name="ce43"/>
          <table:table-cell table:style-name="ce46"/>
          <table:table-cell table:style-name="ce52" office:value-type="float" office:value="97" calcext:value-type="float">
            <text:p>97</text:p>
          </table:table-cell>
          <table:table-cell table:style-name="ce58" table:number-columns-repeated="4"/>
          <table:table-cell table:number-columns-repeated="2" table:style-name="ce58" office:value-type="float" office:value="233" calcext:value-type="float">
            <text:p>233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36" calcext:value-type="float">
            <text:p>23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Voorst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pool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poolde</text:p>
          </table:table-cell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chelle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Oldeneel</text:p>
          </table:table-cell>
          <table:table-cell table:style-name="ce43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76" calcext:value-type="float">
            <text:p>76</text:p>
          </table:table-cell>
          <table:table-cell table:style-name="ce58" table:number-columns-repeated="2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rculo</text:p>
          </table:table-cell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indesheim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table:number-columns-repeated="4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og-Zuthem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og-Zuthem</text:p>
          </table:table-cell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Laag-Zuthem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Ittersum</text:p>
          </table:table-cell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table:number-columns-repeated="2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Zaln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57" calcext:value-type="float">
            <text:p>57</text:p>
          </table:table-cell>
          <table:table-cell table:style-name="ce58" table:number-columns-repeated="2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ijthmen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erft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Veldhoek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Poepershoek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90" calcext:value-type="float">
            <text:p>90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Bruggenhoek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Brinkho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Langenholt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erst</text:p>
          </table:table-cell>
          <table:table-cell table:style-name="ce43"/>
          <table:table-cell table:style-name="ce46"/>
          <table:table-cell table:style-name="ce52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Genne <text:s/>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lten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treukel</text:p>
          </table:table-cell>
          <table:table-cell table:style-name="ce43"/>
          <table:table-cell table:style-name="ce46"/>
          <table:table-cell table:style-name="ce52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1" calcext:value-type="float">
            <text:p>91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table:style-name="ce25" office:value-type="string" calcext:value-type="string">
            <text:p>TOT</text:p>
          </table:table-cell>
          <table:table-cell table:style-name="ce33"/>
          <table:table-cell table:style-name="ce35" office:value-type="string" calcext:value-type="string" table:number-columns-spanned="3" table:number-rows-spanned="1">
            <text:p>Totaal </text:p>
          </table:table-cell>
          <table:covered-table-cell table:style-name="ce38"/>
          <table:covered-table-cell table:style-name="ce44"/>
          <table:table-cell table:style-name="ce46"/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8" calcext:value-type="float">
            <text:p>18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973" calcext:value-type="float">
            <text:p>2973</text:p>
          </table:table-cell>
          <table:table-cell table:style-name="ce59" office:value-type="float" office:value="2683" calcext:value-type="float">
            <text:p>2683</text:p>
          </table:table-cell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79" calcext:value-type="float">
            <text:p>79</text:p>
          </table:table-cell>
          <table:table-cell table:style-name="ce59" office:value-type="float" office:value="3032" calcext:value-type="float">
            <text:p>3032</text:p>
          </table:table-cell>
          <table:table-cell table:style-name="ce59" office:value-type="float" office:value="2762" calcext:value-type="float">
            <text:p>2762</text:p>
          </table:table-cell>
          <table:table-cell table:style-name="ce59" office:value-type="float" office:value="46" calcext:value-type="float">
            <text:p>46</text:p>
          </table:table-cell>
          <table:table-cell table:style-name="ce70" office:value-type="float" office:value="53" calcext:value-type="float">
            <text:p>53</text:p>
          </table:table-cell>
          <table:table-cell table:style-name="ce78" office:value-type="float" office:value="1245" calcext:value-type="float">
            <text:p>1245</text:p>
          </table:table-cell>
          <table:table-cell table:style-name="ce87" office:value-type="float" office:value="10654" calcext:value-type="float">
            <text:p>10654</text:p>
          </table:table-cell>
          <table:table-cell table:style-name="ce91" office:value-type="float" office:value="3" calcext:value-type="float">
            <text:p>3</text:p>
          </table:table-cell>
          <table:table-cell table:style-name="ce97" office:value-type="string" calcext:value-type="string">
            <text:p>OV</text:p>
          </table:table-cell>
          <table:table-cell table:style-name="ce106" office:value-type="string" calcext:value-type="string">
            <text:p>VT_1889</text:p>
          </table:table-cell>
          <table:table-cell table:style-name="ce87" office:value-type="string" calcext:value-type="string">
            <text:p>06_H1</text:p>
          </table:table-cell>
          <table:table-cell table:style-name="ce91" office:value-type="float" office:value="27" calcext:value-type="float">
            <text:p>27</text:p>
          </table:table-cell>
          <table:table-cell table:style-name="ce11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number:min-integer-digits="1" number:grouping="true"/>
    </number:number-style>
    <number:number-style style:name="N191P1" style:volatile="true">
      <number:text> $(</number:text>
      <number:number number: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1" number:min-integer-digits="1"/>
      <number:text>-</number:text>
    </number:number-style>
    <number:number-style style:name="N196P1" style:volatile="true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name="N198P0" style:volatile="true">
      <number:number number:decimal-places="0" number:min-integer-digits="1"/>
    </number:number-style>
    <number:number-style style:name="N198P1" style:volatile="true">
      <number:text>-</number:text>
      <number:number number:decimal-places="0" number:min-integer-digits="1"/>
    </number:number-style>
    <number:number-style style:name="N198P2" style:volatile="true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7-15T16:22:09.169202000</dc:date>
    <meta:generator>LibreOffice/4.4.0.3$MacOSX_X86_64 LibreOffice_project/de093506bcdc5fafd9023ee680b8c60e3e0645d7</meta:generator>
    <meta:editing-duration>PT1M49S</meta:editing-duration>
    <meta:editing-cycles>4</meta:editing-cycles>
    <meta:document-statistic meta:table-count="1" meta:cell-count="15269" meta:object-count="0"/>
  </office:meta>
</office:document-meta>
</file>